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6.5pt" style:use-optimal-column-width="true"/>
    </style:style>
    <style:style style:name="ACOL-2" style:family="table-column">
      <style:table-column-properties style:column-width="75pt" style:use-optimal-column-width="true"/>
    </style:style>
    <style:style style:name="ACOL-3" style:family="table-column">
      <style:table-column-properties style:column-width="57.75pt" style:use-optimal-column-width="true"/>
    </style:style>
    <style:style style:name="ACOL-4" style:family="table-column">
      <style:table-column-properties style:column-width="104.25pt" style:use-optimal-column-width="true"/>
    </style:style>
    <style:style style:name="ACOL-5" style:family="table-column">
      <style:table-column-properties style:column-width="45pt" style:use-optimal-column-width="true"/>
    </style:style>
    <style:style style:name="ACOL-6" style:family="table-column">
      <style:table-column-properties style:column-width="93.75pt" style:use-optimal-column-width="true"/>
    </style:style>
    <style:style style:name="ACOL-7" style:family="table-column">
      <style:table-column-properties style:column-width="92.25pt" style:use-optimal-column-width="true"/>
    </style:style>
    <style:style style:name="ACOL-8" style:family="table-column">
      <style:table-column-properties style:column-width="120.75pt" style:use-optimal-column-width="true"/>
    </style:style>
    <style:style style:name="ACOL-9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ixtures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2"/>
        <table:table-column table:style-name="ACOL-0"/>
        <table:table-column table:style-name="ACOL-3"/>
        <table:table-column table:default-cell-style-name="ACE-1" table:style-name="ACOL-4"/>
        <table:table-column table:style-name="ACOL-5"/>
        <table:table-column table:style-name="ACOL-6"/>
        <table:table-column table:style-name="ACOL-7"/>
        <table:table-column table:style-name="ACOL-4"/>
        <table:table-column table:style-name="ACOL-8"/>
        <table:table-column table:style-name="ACOL-0" table:number-columns-repeated="117"/>
        <table:table-row table:style-name="AROW-0">
          <table:table-cell table:style-name="Gnumeric-default" office:value-type="string">
            <text:p>id</text:p>
          </table:table-cell>
          <table:table-cell table:style-name="Gnumeric-default" office:value-type="string">
            <text:p>home_team_id</text:p>
          </table:table-cell>
          <table:table-cell table:style-name="Gnumeric-default" office:value-type="string">
            <text:p>away_team_id</text:p>
          </table:table-cell>
          <table:table-cell table:style-name="Gnumeric-default" office:value-type="string">
            <text:p>venue_id</text:p>
          </table:table-cell>
          <table:table-cell table:style-name="Gnumeric-default" office:value-type="string">
            <text:p>gameweek</text:p>
          </table:table-cell>
          <table:table-cell table:style-name="ACE-1" office:value-type="string">
            <text:p>date</text:p>
          </table:table-cell>
          <table:table-cell table:style-name="Gnumeric-default" office:value-type="string">
            <text:p>comp_id</text:p>
          </table:table-cell>
          <table:table-cell table:style-name="Gnumeric-default" office:value-type="string">
            <text:p>home_score</text:p>
          </table:table-cell>
          <table:table-cell table:style-name="Gnumeric-default" office:value-type="string">
            <text:p>away_score</text:p>
          </table:table-cell>
          <table:table-cell table:style-name="Gnumeric-default" office:value-type="string">
            <text:p>updated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6-04-15T15:00:00">
            <text:p>2006-04-15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6-04-16T14:00:00">
            <text:p>2006-04-16 14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6-04-22T17:00:00">
            <text:p>2006-04-22 17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6-04-22T15:00:00">
            <text:p>2006-04-22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6-04-23T19:00:00">
            <text:p>2006-04-23 19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6-04-29T15:00:00">
            <text:p>2006-04-29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6-04-29T17:00:00">
            <text:p>2006-04-29 17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6-05-03T19:00:00">
            <text:p>2006-05-03 19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">
            <text:p>1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6-05-07T14:00:00">
            <text:p>2006-05-07 14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">
            <text:p>1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6-05-07T14:00:00">
            <text:p>2006-05-07 14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6-05-07T13:00:00">
            <text:p>2006-05-07 13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4">
            <text:p>1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6-05-13T15:00:00">
            <text:p>2006-05-13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5">
            <text:p>1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6-05-14T17:00:00">
            <text:p>2006-05-14 17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3">
            <text:p>1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6-05-14T12:00:00">
            <text:p>2006-05-14 12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6">
            <text:p>1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6-05-20T11:00:00">
            <text:p>2006-05-20 11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8">
            <text:p>1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6-05-21T14:00:00">
            <text:p>2006-05-21 14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7">
            <text:p>1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6-05-21T19:30:00">
            <text:p>2006-05-21 19:3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9">
            <text:p>1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6-05-24T19:00:00">
            <text:p>2006-05-24 19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6-05-27T13:00:00">
            <text:p>2006-05-27 13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1">
            <text:p>2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6-05-28T17:00:00">
            <text:p>2006-05-28 17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3">
            <text:p>2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6-06-04T15:00:00">
            <text:p>2006-06-04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4">
            <text:p>2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6-06-07T19:00:00">
            <text:p>2006-06-07 19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5">
            <text:p>2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6-06-09T19:00:00">
            <text:p>2006-06-09 19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6">
            <text:p>2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6-06-10T15:00:00">
            <text:p>2006-06-10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7">
            <text:p>2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6-06-11T17:00:00">
            <text:p>2006-06-11 17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8">
            <text:p>2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6-06-17T14:00:00">
            <text:p>2006-06-17 14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9">
            <text:p>2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6-06-18T15:00:00">
            <text:p>2006-06-18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0">
            <text:p>3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6-06-18T19:00:00">
            <text:p>2006-06-18 19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6-07-02T17:00:00">
            <text:p>2006-07-02 17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7">
            <text:p>3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6-07-02T15:00:00">
            <text:p>2006-07-02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6-06-03T16:00:00">
            <text:p>2006-06-03 16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3">
            <text:p>3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6-07-26T19:00:00">
            <text:p>2006-07-26 19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1">
            <text:p>3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6-07-28T18:00:00">
            <text:p>2006-07-28 18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2">
            <text:p>3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6-07-29T15:00:00">
            <text:p>2006-07-29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0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4">
            <text:p>3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6-08-06T17:00:00">
            <text:p>2006-08-06 17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5">
            <text:p>3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6-08-06T17:00:00">
            <text:p>2006-08-06 17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6">
            <text:p>3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6-08-06T19:00:00">
            <text:p>2006-08-06 19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8">
            <text:p>3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6-08-12T15:00:00">
            <text:p>2006-08-12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9">
            <text:p>3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6-08-13T16:30:00">
            <text:p>2006-08-13 16:3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4">
            <text:p>6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6-05-15T19:00:00">
            <text:p>2006-05-15 19:00:0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5">
            <text:p>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6-08-07T19:00:00">
            <text:p>2006-08-07 19:00:0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0">
            <text:p>4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6-08-18T19:30:00">
            <text:p>2006-08-18 19:3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1">
            <text:p>4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6-08-19T11:00:00">
            <text:p>2006-08-19 11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2">
            <text:p>4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6-08-20T11:00:00">
            <text:p>2006-08-20 11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3">
            <text:p>4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6-08-25T18:00:00">
            <text:p>2006-08-25 18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4">
            <text:p>4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6-08-26T14:00:00">
            <text:p>2006-08-26 14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5">
            <text:p>4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6-08-26T15:00:00">
            <text:p>2006-08-26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6">
            <text:p>4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6-09-02T19:00:00">
            <text:p>2006-09-02 19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7">
            <text:p>4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6-09-03T14:00:00">
            <text:p>2006-09-03 14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8">
            <text:p>4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6-09-03T17:00:00">
            <text:p>2006-09-03 17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9">
            <text:p>49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6-09-06T19:00:00">
            <text:p>2006-09-06 19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0">
            <text:p>5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6-09-08T18:00:00">
            <text:p>2006-09-08 18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1">
            <text:p>5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6-09-09T15:00:00">
            <text:p>2006-09-09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2">
            <text:p>5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6-09-16T14:00:00">
            <text:p>2006-09-16 14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3">
            <text:p>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6-09-16T19:00:00">
            <text:p>2006-09-16 19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4">
            <text:p>5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6-09-17T11:00:00">
            <text:p>2006-09-17 11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5">
            <text:p>5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6-09-20T19:00:00">
            <text:p>2006-09-20 19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6">
            <text:p>5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6-09-23T15:00:00">
            <text:p>2006-09-23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7">
            <text:p>5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6-09-23T15:00:00">
            <text:p>2006-09-23 15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8">
            <text:p>5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6-09-29T18:00:00">
            <text:p>2006-09-29 18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9">
            <text:p>5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6-09-30T11:00:00">
            <text:p>2006-09-30 11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0">
            <text:p>6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6-10-01T14:00:00">
            <text:p>2006-10-01 14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1">
            <text:p>6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6-10-08T11:00:00">
            <text:p>2006-10-08 11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2">
            <text:p>6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6-10-08T11:00:00">
            <text:p>2006-10-08 11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3">
            <text:p>6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6-10-08T11:00:00">
            <text:p>2006-10-08 11:00: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1-30 18:51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6">
            <text:p>6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7-04-28T18:00:00">
            <text:p>2007-04-28 18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7">
            <text:p>6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7-04-28T19:00:00">
            <text:p>2007-04-28 19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8">
            <text:p>6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7-04-29T11:00:00">
            <text:p>2007-04-29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9">
            <text:p>6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7-04-29T12:00:00">
            <text:p>2007-04-29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1">
            <text:p>7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7-05-02T19:30:00">
            <text:p>2007-05-02 19:3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0">
            <text:p>7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7-05-05T12:00:00">
            <text:p>2007-05-05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2">
            <text:p>7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7-05-06T12:00:00">
            <text:p>2007-05-06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3">
            <text:p>7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7-05-06T17:00:00">
            <text:p>2007-05-06 17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7">
            <text:p>7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7-05-13T17:00:00">
            <text:p>2007-05-13 17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6">
            <text:p>7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7-05-13T14:00:00">
            <text:p>2007-05-13 14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5">
            <text:p>7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7-05-13T12:00:00">
            <text:p>2007-05-13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4">
            <text:p>7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7-05-13T11:00:00">
            <text:p>2007-05-13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9">
            <text:p>7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7-05-19T19:00:00">
            <text:p>2007-05-19 19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8">
            <text:p>7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7-05-19T12:00:00">
            <text:p>2007-05-19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1">
            <text:p>8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7-05-20T18:00:00">
            <text:p>2007-05-20 18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0">
            <text:p>8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7-05-20T12:00:00">
            <text:p>2007-05-20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2">
            <text:p>8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7-05-26T12:00:00">
            <text:p>2007-05-26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3">
            <text:p>8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7-05-27T11:00:00">
            <text:p>2007-05-27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4">
            <text:p>8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7-05-27T12:00:00">
            <text:p>2007-05-27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5">
            <text:p>8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7-05-27T17:00:00">
            <text:p>2007-05-27 17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8">
            <text:p>8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7-06-03T15:00:00">
            <text:p>2007-06-03 15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7">
            <text:p>8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7-06-03T15:00:00">
            <text:p>2007-06-03 15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6">
            <text:p>8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7-06-03T12:00:00">
            <text:p>2007-06-03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9">
            <text:p>8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7-06-03T18:00:00">
            <text:p>2007-06-03 18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0">
            <text:p>9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7-06-09T12:00:00">
            <text:p>2007-06-09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3">
            <text:p>9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7-06-10T12:00:00">
            <text:p>2007-06-10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2">
            <text:p>9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7-06-10T12:00:00">
            <text:p>2007-06-10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1">
            <text:p>9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7-06-10T11:00:00">
            <text:p>2007-06-10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5">
            <text:p>9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7-06-16T19:00:00">
            <text:p>2007-06-16 19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4">
            <text:p>9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7-06-16T14:00:00">
            <text:p>2007-06-16 14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7">
            <text:p>9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7-06-17T15:00:00">
            <text:p>2007-06-17 15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6">
            <text:p>9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7-06-17T11:00:00">
            <text:p>2007-06-17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8">
            <text:p>9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7-07-28T12:00:00">
            <text:p>2007-07-28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9">
            <text:p>9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7-07-29T12:00:00">
            <text:p>2007-07-29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7-07-29T12:00:00">
            <text:p>2007-07-29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1">
            <text:p>101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7-07-29T12:00:00">
            <text:p>2007-07-29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2">
            <text:p>10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7-08-04T12:00:00">
            <text:p>2007-08-04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3">
            <text:p>10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7-08-05T11:00:00">
            <text:p>2007-08-05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4">
            <text:p>10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7-08-05T12:00:00">
            <text:p>2007-08-05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5">
            <text:p>10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7-08-05T12:00:00">
            <text:p>2007-08-05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7-08-11T13:30:00">
            <text:p>2007-08-11 13:3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7">
            <text:p>10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7-08-12T11:00:00">
            <text:p>2007-08-12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8">
            <text:p>10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7-08-12T12:00:00">
            <text:p>2007-08-12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9">
            <text:p>109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7-08-12T17:00:00">
            <text:p>2007-08-12 17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0">
            <text:p>11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7-08-19T11:00:00">
            <text:p>2007-08-19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1">
            <text:p>11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7-08-19T12:00:00">
            <text:p>2007-08-19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2">
            <text:p>11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7-08-19T15:00:00">
            <text:p>2007-08-19 15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3">
            <text:p>11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7-08-15T19:30:00">
            <text:p>2007-08-15 19:3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4">
            <text:p>11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7-08-26T11:00:00">
            <text:p>2007-08-26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5">
            <text:p>11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7-08-26T11:00:00">
            <text:p>2007-08-26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6">
            <text:p>11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7-08-26T12:00:00">
            <text:p>2007-08-26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7">
            <text:p>117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7-08-26T12:00:00">
            <text:p>2007-08-26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8">
            <text:p>11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7-09-01T11:00:00">
            <text:p>2007-09-01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7-09-01T16:00:00">
            <text:p>2007-09-01 16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0">
            <text:p>12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7-09-02T11:00:00">
            <text:p>2007-09-02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7-09-02T12:00:00">
            <text:p>2007-09-02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2">
            <text:p>12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7-09-09T11:00:00">
            <text:p>2007-09-09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3">
            <text:p>12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7-09-09T12:00:00">
            <text:p>2007-09-09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4">
            <text:p>12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7-09-09T12:00:00">
            <text:p>2007-09-09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5">
            <text:p>12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7-09-09T15:00:00">
            <text:p>2007-09-09 15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6">
            <text:p>12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7-09-15T13:00:00">
            <text:p>2007-09-15 13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7">
            <text:p>12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7-09-16T15:00:00">
            <text:p>2007-09-16 15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8">
            <text:p>12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7-09-16T15:00:00">
            <text:p>2007-09-16 15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9">
            <text:p>1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7-09-16T17:00:00">
            <text:p>2007-09-16 17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30">
            <text:p>13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7-09-22T12:00:00">
            <text:p>2007-09-22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7-09-22T12:00:00">
            <text:p>2007-09-22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32">
            <text:p>132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7-09-23T12:00:00">
            <text:p>2007-09-23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33">
            <text:p>13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7-09-23T17:00:00">
            <text:p>2007-09-23 17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34">
            <text:p>13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7-09-29T13:00:00">
            <text:p>2007-09-29 13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35">
            <text:p>13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7-09-30T11:00:00">
            <text:p>2007-09-30 11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7-09-30T12:00:00">
            <text:p>2007-09-30 12:0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37">
            <text:p>13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7-09-26T19:30:00">
            <text:p>2007-09-26 19:30:00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7-04-22 16:13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38">
            <text:p>1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7-08-23T18:45:00">
            <text:p>2007-08-23 18:45:0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8-02-28 03:05:0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39">
            <text:p>13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7-07-16T18:45:00">
            <text:p>2007-07-16 18:45:0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2-28 03:10:10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40">
            <text:p>14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7-07-26T20:30:00">
            <text:p>2007-07-26 20:30:0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2-28 03:11:25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43">
            <text:p>14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6-07-12T19:00:00">
            <text:p>2006-07-12 19:0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2-28 03:48:44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44">
            <text:p>14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6-08-03T20:30:00">
            <text:p>2006-08-03 20:3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2-28 03:52:50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45">
            <text:p>14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7-03-04T15:00:00">
            <text:p>2007-03-04 15:0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2-28 03:58:0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46">
            <text:p>146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7-03-11T17:00:00">
            <text:p>2007-03-11 17:0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2-28 04:02:41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41">
            <text:p>14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8-03-01T16:00:00">
            <text:p>2008-03-01 16:0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8-02-28 03:22:0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42">
            <text:p>14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8-03-09T16:00:00">
            <text:p>2008-03-09 16:0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2-28 03:22:30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80">
            <text:p>28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8-04-05T14:30:00">
            <text:p>2008-04-05 14:3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2008-04-10 08:26:15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47">
            <text:p>147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8-04-10T18:00:00">
            <text:p>2008-04-10 18:00:0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1 08:23:35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49">
            <text:p>14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8-04-13T18:00:00">
            <text:p>2008-04-13 18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50">
            <text:p>15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8-04-13T16:00:00">
            <text:p>2008-04-13 16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51">
            <text:p>15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8-04-12T20:30:00">
            <text:p>2008-04-12 20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48">
            <text:p>14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8-04-15T20:00:00">
            <text:p>2008-04-15 20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53">
            <text:p>15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8-04-16T19:30:00">
            <text:p>2008-04-16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55">
            <text:p>15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8-04-19T12:00:00">
            <text:p>2008-04-19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54">
            <text:p>15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8-04-19T18:30:00">
            <text:p>2008-04-19 18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57">
            <text:p>15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8-04-20T14:00:00">
            <text:p>2008-04-20 14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58">
            <text:p>15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8-04-20T15:00:00">
            <text:p>2008-04-20 15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59">
            <text:p>15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8-04-23T19:30:00">
            <text:p>2008-04-23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60">
            <text:p>16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8-04-26T18:00:00">
            <text:p>2008-04-26 18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64">
            <text:p>16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8-04-27T17:00:00">
            <text:p>2008-04-27 17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61">
            <text:p>16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8-04-27T09:00:00">
            <text:p>2008-04-27 09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65">
            <text:p>165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8-04-27T20:00:00">
            <text:p>2008-04-27 20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63">
            <text:p>16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8-04-29T20:00:00">
            <text:p>2008-04-29 20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66">
            <text:p>16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8-05-03T12:00:00">
            <text:p>2008-05-03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68">
            <text:p>16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8-05-04T12:00:00">
            <text:p>2008-05-04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69">
            <text:p>16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8-05-04T12:00:00">
            <text:p>2008-05-04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8-05-04T20:00:00">
            <text:p>2008-05-04 20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71">
            <text:p>17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8-05-07T19:30:00">
            <text:p>2008-05-07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73">
            <text:p>17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8-05-10T17:00:00">
            <text:p>2008-05-10 17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75">
            <text:p>17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8-05-11T14:00:00">
            <text:p>2008-05-11 14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77">
            <text:p>17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8-05-11T18:00:00">
            <text:p>2008-05-11 18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74">
            <text:p>17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8-05-11T17:00:00">
            <text:p>2008-05-11 17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72">
            <text:p>17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8-05-11T15:00:00">
            <text:p>2008-05-11 15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81">
            <text:p>18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8-05-15T19:30:00">
            <text:p>2008-05-15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78">
            <text:p>17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8-05-17T12:00:00">
            <text:p>2008-05-17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79">
            <text:p>17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8-05-17T18:30:00">
            <text:p>2008-05-17 18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82">
            <text:p>18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8-05-18T20:00:00">
            <text:p>2008-05-18 20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83">
            <text:p>18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8-05-21T19:30:00">
            <text:p>2008-05-21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85">
            <text:p>18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8-05-24T12:00:00">
            <text:p>2008-05-24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84">
            <text:p>184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8-05-24T12:00:00">
            <text:p>2008-05-24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86">
            <text:p>18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8-05-25T12:00:00">
            <text:p>2008-05-25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88">
            <text:p>18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8-05-25T17:00:00">
            <text:p>2008-05-25 17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89">
            <text:p>18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8-05-25T17:30:00">
            <text:p>2008-05-25 17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94">
            <text:p>19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8-05-29T19:30:00">
            <text:p>2008-05-29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91">
            <text:p>19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8-05-30T18:30:00">
            <text:p>2008-05-30 18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90">
            <text:p>19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8-05-30T19:00:00">
            <text:p>2008-05-30 19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93">
            <text:p>193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8-06-01T16:00:00">
            <text:p>2008-06-01 16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95">
            <text:p>19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8-06-04T19:30:00">
            <text:p>2008-06-04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96">
            <text:p>19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8-06-07T12:00:00">
            <text:p>2008-06-07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00">
            <text:p>20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8-06-08T16:00:00">
            <text:p>2008-06-08 16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01">
            <text:p>20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8-06-08T17:00:00">
            <text:p>2008-06-08 17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99">
            <text:p>19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8-06-08T15:00:00">
            <text:p>2008-06-08 15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98">
            <text:p>19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8-06-08T15:00:00">
            <text:p>2008-06-08 15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04">
            <text:p>20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8-06-15T12:00:00">
            <text:p>2008-06-15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05">
            <text:p>205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8-06-15T14:00:00">
            <text:p>2008-06-15 14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06">
            <text:p>206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8-06-15T17:00:00">
            <text:p>2008-06-15 17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03">
            <text:p>20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8-06-18T18:30:00">
            <text:p>2008-06-18 18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07">
            <text:p>20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8-06-18T19:30:00">
            <text:p>2008-06-18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10">
            <text:p>21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8-06-22T12:00:00">
            <text:p>2008-06-22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12">
            <text:p>21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8-06-22T16:00:00">
            <text:p>2008-06-22 16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13">
            <text:p>21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8-06-22T17:30:00">
            <text:p>2008-06-22 17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09">
            <text:p>20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8-06-21T17:00:00">
            <text:p>2008-06-21 17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08">
            <text:p>20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8-06-28T18:30:00">
            <text:p>2008-06-28 18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16">
            <text:p>21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8-07-26T12:00:00">
            <text:p>2008-07-26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15">
            <text:p>21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8-07-26T14:00:00">
            <text:p>2008-07-26 14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14">
            <text:p>21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8-07-26T18:30:00">
            <text:p>2008-07-26 18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18">
            <text:p>21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8-07-27T14:00:00">
            <text:p>2008-07-27 14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19">
            <text:p>21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8-07-27T15:00:00">
            <text:p>2008-07-27 15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47">
            <text:p>24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8-07-18T20:00:00">
            <text:p>2008-07-18 20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20">
            <text:p>22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8-08-02T13:30:00">
            <text:p>2008-08-02 13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21">
            <text:p>221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8-08-02T14:00:00">
            <text:p>2008-08-02 14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22">
            <text:p>22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8-08-03T12:00:00">
            <text:p>2008-08-03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24">
            <text:p>22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8-08-03T17:00:00">
            <text:p>2008-08-03 17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25">
            <text:p>2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8-08-03T20:00:00">
            <text:p>2008-08-03 20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30">
            <text:p>23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8-08-09T19:00:00">
            <text:p>2008-08-09 19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26">
            <text:p>22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8-08-09T12:00:00">
            <text:p>2008-08-09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28">
            <text:p>22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8-08-10T14:00:00">
            <text:p>2008-08-10 14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29">
            <text:p>22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8-08-10T15:00:00">
            <text:p>2008-08-10 15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31">
            <text:p>23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8-08-13T19:30:00">
            <text:p>2008-08-13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32">
            <text:p>23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8-08-16T13:00:00">
            <text:p>2008-08-16 13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33">
            <text:p>233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8-08-17T12:00:00">
            <text:p>2008-08-17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36">
            <text:p>23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8-08-17T16:00:00">
            <text:p>2008-08-17 16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37">
            <text:p>23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8-08-17T17:00:00">
            <text:p>2008-08-17 17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81">
            <text:p>28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08-08-20T13:00:00">
            <text:p>2008-08-20 13:00:0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8-08-08 07:32:4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38">
            <text:p>23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8-08-23T12:00:00">
            <text:p>2008-08-23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39">
            <text:p>23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8-08-23T01:30:00">
            <text:p>2008-08-23 01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41">
            <text:p>24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8-08-24T12:00:00">
            <text:p>2008-08-24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42">
            <text:p>24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8-08-24T20:00:00">
            <text:p>2008-08-24 20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43">
            <text:p>24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8-08-27T21:00:00">
            <text:p>2008-08-27 21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34">
            <text:p>23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8-08-28T19:30:00">
            <text:p>2008-08-28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44">
            <text:p>24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8-08-30T14:30:00">
            <text:p>2008-08-30 14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45">
            <text:p>245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8-08-31T12:00:00">
            <text:p>2008-08-31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48">
            <text:p>24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8-08-31T17:00:00">
            <text:p>2008-08-31 17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50">
            <text:p>25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8-09-06T18:30:00">
            <text:p>2008-09-06 18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51">
            <text:p>25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8-09-05T19:00:00">
            <text:p>2008-09-05 19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52">
            <text:p>25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8-09-04T18:30:00">
            <text:p>2008-09-04 18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53">
            <text:p>2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8-09-07T19:30:00">
            <text:p>2008-09-07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46">
            <text:p>246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8-09-10T19:00:00">
            <text:p>2008-09-10 19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55">
            <text:p>25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8-09-10T19:30:00">
            <text:p>2008-09-10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61">
            <text:p>26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8-09-13T12:00:00">
            <text:p>2008-09-13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56">
            <text:p>25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8-09-13T18:30:00">
            <text:p>2008-09-13 18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57">
            <text:p>25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8-09-14T11:00:00">
            <text:p>2008-09-14 11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59">
            <text:p>25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8-09-14T14:00:00">
            <text:p>2008-09-14 14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60">
            <text:p>26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8-09-14T17:00:00">
            <text:p>2008-09-14 17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64">
            <text:p>26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8-09-18T19:30:00">
            <text:p>2008-09-18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62">
            <text:p>26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8-09-20T13:00:00">
            <text:p>2008-09-20 13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66">
            <text:p>266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8-09-21T12:00:00">
            <text:p>2008-09-21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65">
            <text:p>2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8-09-21T20:00:00">
            <text:p>2008-09-21 20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67">
            <text:p>26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8-09-24T19:30:00">
            <text:p>2008-09-24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69">
            <text:p>26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8-09-27T18:30:00">
            <text:p>2008-09-27 18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70">
            <text:p>27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8-09-28T12:00:00">
            <text:p>2008-09-28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73">
            <text:p>27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8-09-28T12:00:00">
            <text:p>2008-09-28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71">
            <text:p>27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8-09-28T14:00:00">
            <text:p>2008-09-28 14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72">
            <text:p>27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8-09-28T15:00:00">
            <text:p>2008-09-28 15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76">
            <text:p>276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08-10-02T19:30:00">
            <text:p>2008-10-02 19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75">
            <text:p>27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08-10-05T12:00:00">
            <text:p>2008-10-05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77">
            <text:p>27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08-10-05T12:00:00">
            <text:p>2008-10-05 12:0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78">
            <text:p>278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08-10-05T14:30:00">
            <text:p>2008-10-05 14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79">
            <text:p>27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08-10-05T17:30:00">
            <text:p>2008-10-05 17:30:0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8-03-14 13:09:4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14">
            <text:p>4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09-04-05T19:30:00">
            <text:p>2009-04-05 19:30:0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9-04-12 08:54:04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82">
            <text:p>28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9-04-09T19:30:00">
            <text:p>2009-04-09 19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83">
            <text:p>28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9-04-11T12:30:00">
            <text:p>2009-04-11 12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84">
            <text:p>28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9-04-11T17:00:00">
            <text:p>2009-04-11 17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85">
            <text:p>28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9-04-12T16:00:00">
            <text:p>2009-04-12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86">
            <text:p>28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9-04-12T16:00:00">
            <text:p>2009-04-12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87">
            <text:p>28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09-04-12T18:00:00">
            <text:p>2009-04-12 18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88">
            <text:p>288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9-04-18T12:00:00">
            <text:p>2009-04-18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89">
            <text:p>28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9-04-18T12:00:00">
            <text:p>2009-04-18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90">
            <text:p>29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9-04-18T14:00:00">
            <text:p>2009-04-18 14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91">
            <text:p>29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9-04-19T12:00:00">
            <text:p>2009-04-19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92">
            <text:p>29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9-04-19T15:00:00">
            <text:p>2009-04-19 15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93">
            <text:p>29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09-04-19T16:00:00">
            <text:p>2009-04-19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94">
            <text:p>29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9-04-23T19:30:00">
            <text:p>2009-04-23 19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95">
            <text:p>29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9-04-25T12:30:00">
            <text:p>2009-04-25 12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96">
            <text:p>29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9-04-25T17:30:00">
            <text:p>2009-04-25 17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99">
            <text:p>29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9-04-26T16:00:00">
            <text:p>2009-04-26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98">
            <text:p>29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9-04-26T16:00:00">
            <text:p>2009-04-26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297">
            <text:p>29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09-04-26T13:00:00">
            <text:p>2009-04-26 13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00">
            <text:p>30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9-04-30T19:30:00">
            <text:p>2009-04-30 19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01">
            <text:p>30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9-05-02T12:00:00">
            <text:p>2009-05-02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02">
            <text:p>30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9-05-02T12:00:00">
            <text:p>2009-05-02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03">
            <text:p>30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9-05-02T14:00:00">
            <text:p>2009-05-02 14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04">
            <text:p>30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9-05-03T12:00:00">
            <text:p>2009-05-03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05">
            <text:p>30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09-05-03T16:00:00">
            <text:p>2009-05-03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06">
            <text:p>306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9-05-09T12:30:00">
            <text:p>2009-05-09 12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07">
            <text:p>30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9-05-09T14:30:00">
            <text:p>2009-05-09 14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08">
            <text:p>30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9-05-10T13:00:00">
            <text:p>2009-05-10 13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09">
            <text:p>30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9-05-10T14:30:00">
            <text:p>2009-05-10 14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10">
            <text:p>31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9-05-10T16:00:00">
            <text:p>2009-05-10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11">
            <text:p>31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09-05-10T16:00:00">
            <text:p>2009-05-10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12">
            <text:p>3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9-05-14T19:30:00">
            <text:p>2009-05-14 19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13">
            <text:p>31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9-05-15T19:00:00">
            <text:p>2009-05-15 19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14">
            <text:p>31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9-05-16T12:00:00">
            <text:p>2009-05-16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15">
            <text:p>31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9-05-16T12:00:00">
            <text:p>2009-05-16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17">
            <text:p>31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9-05-17T16:00:00">
            <text:p>2009-05-17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16">
            <text:p>316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09-05-17T12:00:00">
            <text:p>2009-05-17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18">
            <text:p>31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9-05-23T12:00:00">
            <text:p>2009-05-23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19">
            <text:p>31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9-05-23T12:00:00">
            <text:p>2009-05-23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20">
            <text:p>32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9-05-23T12:30:00">
            <text:p>2009-05-23 12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21">
            <text:p>32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9-05-23T14:00:00">
            <text:p>2009-05-23 14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22">
            <text:p>32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9-05-24T14:30:00">
            <text:p>2009-05-24 14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23">
            <text:p>32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09-05-24T16:00:00">
            <text:p>2009-05-24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24">
            <text:p>32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9-05-28T19:30:00">
            <text:p>2009-05-28 19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25">
            <text:p>32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9-05-30T12:00:00">
            <text:p>2009-05-30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26">
            <text:p>326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9-05-30T12:00:00">
            <text:p>2009-05-30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27">
            <text:p>32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9-05-31T12:00:00">
            <text:p>2009-05-31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28">
            <text:p>32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9-05-31T16:00:00">
            <text:p>2009-05-31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29">
            <text:p>3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09-05-31T20:00:00">
            <text:p>2009-05-31 20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30">
            <text:p>33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9-06-04T18:30:00">
            <text:p>2009-06-04 18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32">
            <text:p>33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9-06-06T12:30:00">
            <text:p>2009-06-06 12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31">
            <text:p>33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9-06-06T12:00:00">
            <text:p>2009-06-06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33">
            <text:p>33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9-06-07T12:00:00">
            <text:p>2009-06-07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34">
            <text:p>334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9-06-07T14:00:00">
            <text:p>2009-06-07 14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35">
            <text:p>33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09-06-07T16:00:00">
            <text:p>2009-06-07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36">
            <text:p>33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9-06-11T19:30:00">
            <text:p>2009-06-11 19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37">
            <text:p>33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9-06-13T12:00:00">
            <text:p>2009-06-13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38">
            <text:p>338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9-06-13T12:00:00">
            <text:p>2009-06-13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39">
            <text:p>33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9-06-13T12:30:00">
            <text:p>2009-06-13 12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40">
            <text:p>34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9-06-14T16:00:00">
            <text:p>2009-06-14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41">
            <text:p>34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09-06-14T17:30:00">
            <text:p>2009-06-14 17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44">
            <text:p>34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9-06-17T19:00:00">
            <text:p>2009-06-17 19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42">
            <text:p>34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9-06-18T18:30:00">
            <text:p>2009-06-18 18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43">
            <text:p>34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9-06-19T19:00:00">
            <text:p>2009-06-19 19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45">
            <text:p>34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9-06-20T12:00:00">
            <text:p>2009-06-20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46">
            <text:p>34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9-06-21T16:00:00">
            <text:p>2009-06-21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47">
            <text:p>34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09-06-21T14:00:00">
            <text:p>2009-06-21 14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48">
            <text:p>348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9-07-23T18:30:00">
            <text:p>2009-07-23 18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49">
            <text:p>34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9-07-25T12:00:00">
            <text:p>2009-07-25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50">
            <text:p>35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9-07-25T13:00:00">
            <text:p>2009-07-25 13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51">
            <text:p>35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9-07-26T12:00:00">
            <text:p>2009-07-26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52">
            <text:p>35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9-07-26T14:00:00">
            <text:p>2009-07-26 14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53">
            <text:p>35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09-07-26T15:00:00">
            <text:p>2009-07-26 15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54">
            <text:p>35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9-07-30T19:30:00">
            <text:p>2009-07-30 19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56">
            <text:p>356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9-08-01T14:00:00">
            <text:p>2009-08-01 14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55">
            <text:p>355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9-08-01T12:30:00">
            <text:p>2009-08-01 12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57">
            <text:p>35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9-08-02T12:00:00">
            <text:p>2009-08-02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58">
            <text:p>3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9-08-02T15:00:00">
            <text:p>2009-08-02 15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59">
            <text:p>35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09-08-02T16:00:00">
            <text:p>2009-08-02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60">
            <text:p>36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9-08-06T18:30:00">
            <text:p>2009-08-06 18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63">
            <text:p>36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9-08-08T12:00:00">
            <text:p>2009-08-08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61">
            <text:p>36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9-08-08T12:00:00">
            <text:p>2009-08-08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62">
            <text:p>362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9-08-08T12:00:00">
            <text:p>2009-08-08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64">
            <text:p>36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9-08-09T12:00:00">
            <text:p>2009-08-09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65">
            <text:p>365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09-08-09T13:00:00">
            <text:p>2009-08-09 13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77">
            <text:p>37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9-08-13T19:30:00">
            <text:p>2009-08-13 19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66">
            <text:p>36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9-08-15T12:00:00">
            <text:p>2009-08-15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67">
            <text:p>36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9-08-15T12:00:00">
            <text:p>2009-08-15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68">
            <text:p>368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9-08-15T12:30:00">
            <text:p>2009-08-15 12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69">
            <text:p>36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9-08-16T13:00:00">
            <text:p>2009-08-16 13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70">
            <text:p>37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9-08-16T15:00:00">
            <text:p>2009-08-16 15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71">
            <text:p>37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09-08-16T16:00:00">
            <text:p>2009-08-16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72">
            <text:p>37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9-08-20T18:30:00">
            <text:p>2009-08-20 18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73">
            <text:p>37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9-08-22T12:00:00">
            <text:p>2009-08-22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74">
            <text:p>37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9-08-22T12:00:00">
            <text:p>2009-08-22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75">
            <text:p>375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9-08-22T12:00:00">
            <text:p>2009-08-22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76">
            <text:p>376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09-08-23T12:00:00">
            <text:p>2009-08-23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78">
            <text:p>37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9-08-29T12:00:00">
            <text:p>2009-08-29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79">
            <text:p>379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9-08-29T12:00:00">
            <text:p>2009-08-29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80">
            <text:p>38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9-08-29T12:00:00">
            <text:p>2009-08-29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81">
            <text:p>38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9-08-30T13:00:00">
            <text:p>2009-08-30 13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82">
            <text:p>38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9-08-30T16:00:00">
            <text:p>2009-08-30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83">
            <text:p>38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09-08-30T17:30:00">
            <text:p>2009-08-30 17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84">
            <text:p>38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9-09-03T19:30:00">
            <text:p>2009-09-03 19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85">
            <text:p>38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9-09-05T12:00:00">
            <text:p>2009-09-05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86">
            <text:p>386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9-09-05T12:00:00">
            <text:p>2009-09-05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87">
            <text:p>387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9-09-05T17:00:00">
            <text:p>2009-09-05 17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88">
            <text:p>38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9-09-06T12:00:00">
            <text:p>2009-09-06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89">
            <text:p>38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09-09-06T16:00:00">
            <text:p>2009-09-06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15">
            <text:p>415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09-08-26T18:00:00">
            <text:p>2009-08-26 18:00:0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string">
            <text:p>1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8-03 02:19:2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90">
            <text:p>39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9-09-12T11:00:00">
            <text:p>2009-09-12 11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91">
            <text:p>39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9-09-12T12:30:00">
            <text:p>2009-09-12 12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92">
            <text:p>39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9-09-12T14:00:00">
            <text:p>2009-09-12 14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93">
            <text:p>39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9-09-13T11:00:00">
            <text:p>2009-09-13 11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94">
            <text:p>394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9-09-13T16:00:00">
            <text:p>2009-09-13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95">
            <text:p>39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09-09-13T16:00:00">
            <text:p>2009-09-13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96">
            <text:p>39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9-09-17T19:30:00">
            <text:p>2009-09-17 19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97">
            <text:p>397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9-09-19T12:00:00">
            <text:p>2009-09-19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99">
            <text:p>39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9-09-20T12:00:00">
            <text:p>2009-09-20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00">
            <text:p>40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9-09-20T16:00:00">
            <text:p>2009-09-20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01">
            <text:p>40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9-09-20T17:30:00">
            <text:p>2009-09-20 17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398">
            <text:p>39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09-09-20T12:00:00">
            <text:p>2009-09-20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02">
            <text:p>40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9-09-25T17:30:00">
            <text:p>2009-09-25 17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03">
            <text:p>40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9-09-26T11:00:00">
            <text:p>2009-09-26 11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04">
            <text:p>40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9-09-26T13:00:00">
            <text:p>2009-09-26 13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05">
            <text:p>405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9-09-27T11:30:00">
            <text:p>2009-09-27 11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06">
            <text:p>406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9-09-27T15:00:00">
            <text:p>2009-09-27 15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07">
            <text:p>40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09-09-27T16:00:00">
            <text:p>2009-09-27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08">
            <text:p>40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09-10-01T19:30:00">
            <text:p>2009-10-01 19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09">
            <text:p>40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09-10-03T12:00:00">
            <text:p>2009-10-03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10">
            <text:p>41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09-10-03T12:00:00">
            <text:p>2009-10-03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11">
            <text:p>41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09-10-03T12:30:00">
            <text:p>2009-10-03 12:3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12">
            <text:p>4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09-10-04T12:00:00">
            <text:p>2009-10-04 12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13">
            <text:p>41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09-10-04T16:00:00">
            <text:p>2009-10-04 16:00:0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09-04-12 16:19:5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16">
            <text:p>41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0-04-07T19:30:00">
            <text:p>2010-04-07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17">
            <text:p>41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0-04-11T18:00:00">
            <text:p>2010-04-11 18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21">
            <text:p>42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0-04-11T16:00:00">
            <text:p>2010-04-11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19">
            <text:p>41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0-04-11T16:00:00">
            <text:p>2010-04-11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18">
            <text:p>41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0-04-11T17:00:00">
            <text:p>2010-04-11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20">
            <text:p>4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0-04-11T19:30:00">
            <text:p>2010-04-11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48">
            <text:p>54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10-04-04T19:30:00">
            <text:p>2010-04-04 19:30:00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10-04-13 11:39:15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49">
            <text:p>549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10-02-28T19:30:00">
            <text:p>2010-02-28 19:3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13 11:44:54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50">
            <text:p>55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10-03-20T15:00:00">
            <text:p>2010-03-20 15:0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13 11:46:1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58">
            <text:p>45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0-04-14T19:30:00">
            <text:p>2010-04-14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22">
            <text:p>42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0-04-17T12:00:00">
            <text:p>2010-04-17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23">
            <text:p>42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0-04-18T12:00:00">
            <text:p>2010-04-18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24">
            <text:p>424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0-04-18T12:00:00">
            <text:p>2010-04-18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26">
            <text:p>426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0-04-18T14:00:00">
            <text:p>2010-04-18 14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25">
            <text:p>42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0-04-18T14:30:00">
            <text:p>2010-04-18 14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27">
            <text:p>42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0-04-18T17:00:00">
            <text:p>2010-04-18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28">
            <text:p>428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0-04-21T18:30:00">
            <text:p>2010-04-21 18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29">
            <text:p>42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0-04-21T19:30:00">
            <text:p>2010-04-21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30">
            <text:p>43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0-04-24T16:30:00">
            <text:p>2010-04-24 16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32">
            <text:p>43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0-04-25T16:00:00">
            <text:p>2010-04-25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33">
            <text:p>43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0-04-25T16:00:00">
            <text:p>2010-04-25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31">
            <text:p>4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0-04-25T19:30:00">
            <text:p>2010-04-25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34">
            <text:p>43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0-04-28T19:30:00">
            <text:p>2010-04-28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37">
            <text:p>43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0-05-01T14:00:00">
            <text:p>2010-05-01 14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36">
            <text:p>43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0-05-01T12:00:00">
            <text:p>2010-05-01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35">
            <text:p>43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0-05-02T19:30:00">
            <text:p>2010-05-02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38">
            <text:p>43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0-05-02T13:00:00">
            <text:p>2010-05-02 13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39">
            <text:p>439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0-05-02T17:00:00">
            <text:p>2010-05-02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40">
            <text:p>44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0-05-05T18:30:00">
            <text:p>2010-05-05 18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41">
            <text:p>44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0-05-08T14:00:00">
            <text:p>2010-05-08 14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42">
            <text:p>44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0-05-09T10:30:00">
            <text:p>2010-05-09 10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44">
            <text:p>44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0-05-09T16:00:00">
            <text:p>2010-05-09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43">
            <text:p>44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0-05-09T16:00:00">
            <text:p>2010-05-09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45">
            <text:p>44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0-05-09T19:30:00">
            <text:p>2010-05-09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46">
            <text:p>44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0-05-12T19:30:00">
            <text:p>2010-05-12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47">
            <text:p>44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0-05-16T12:00:00">
            <text:p>2010-05-16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48">
            <text:p>44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0-05-16T17:00:00">
            <text:p>2010-05-16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49">
            <text:p>44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0-05-16T13:00:00">
            <text:p>2010-05-16 13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50">
            <text:p>45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0-05-16T17:00:00">
            <text:p>2010-05-16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51">
            <text:p>45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0-05-16T16:00:00">
            <text:p>2010-05-16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52">
            <text:p>452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0-05-19T18:30:00">
            <text:p>2010-05-19 18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53">
            <text:p>45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0-05-22T12:00:00">
            <text:p>2010-05-22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56">
            <text:p>456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0-05-22T12:00:00">
            <text:p>2010-05-22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54">
            <text:p>4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0-05-23T19:30:00">
            <text:p>2010-05-23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55">
            <text:p>455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0-05-23T11:00:00">
            <text:p>2010-05-23 11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57">
            <text:p>45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0-05-23T16:00:00">
            <text:p>2010-05-23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59">
            <text:p>459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0-05-29T12:00:00">
            <text:p>2010-05-29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60">
            <text:p>46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0-05-30T18:00:00">
            <text:p>2010-05-30 18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61">
            <text:p>46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0-05-30T12:00:00">
            <text:p>2010-05-30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62">
            <text:p>462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0-05-30T17:00:00">
            <text:p>2010-05-30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63">
            <text:p>46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0-05-30T16:00:00">
            <text:p>2010-05-30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64">
            <text:p>464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0-06-02T18:30:00">
            <text:p>2010-06-02 18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65">
            <text:p>46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0-06-04T19:00:00">
            <text:p>2010-06-04 19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67">
            <text:p>46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0-06-05T12:00:00">
            <text:p>2010-06-05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68">
            <text:p>46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0-06-06T13:00:00">
            <text:p>2010-06-06 13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69">
            <text:p>46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0-06-06T16:00:00">
            <text:p>2010-06-06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66">
            <text:p>466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0-06-06T11:15:00">
            <text:p>2010-06-06 11:15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70">
            <text:p>47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0-06-09T19:30:00">
            <text:p>2010-06-09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71">
            <text:p>47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0-06-12T14:00:00">
            <text:p>2010-06-12 14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72">
            <text:p>4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0-06-13T19:30:00">
            <text:p>2010-06-13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73">
            <text:p>473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0-06-13T12:00:00">
            <text:p>2010-06-13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74">
            <text:p>47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0-06-13T15:00:00">
            <text:p>2010-06-13 15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75">
            <text:p>47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0-06-13T16:00:00">
            <text:p>2010-06-13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76">
            <text:p>476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0-06-16T18:30:00">
            <text:p>2010-06-16 18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77">
            <text:p>47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0-06-18T19:00:00">
            <text:p>2010-06-18 19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78">
            <text:p>47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0-06-20T13:00:00">
            <text:p>2010-06-20 13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79">
            <text:p>47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0-06-20T11:00:00">
            <text:p>2010-06-20 11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80">
            <text:p>48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0-06-20T16:00:00">
            <text:p>2010-06-20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81">
            <text:p>48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0-06-20T17:00:00">
            <text:p>2010-06-20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82">
            <text:p>482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0-07-21T18:30:00">
            <text:p>2010-07-21 18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84">
            <text:p>48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0-07-24T12:00:00">
            <text:p>2010-07-24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83">
            <text:p>48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0-07-25T12:00:00">
            <text:p>2010-07-25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85">
            <text:p>48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0-07-25T13:00:00">
            <text:p>2010-07-25 13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86">
            <text:p>486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0-07-25T14:00:00">
            <text:p>2010-07-25 14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87">
            <text:p>487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0-07-25T17:00:00">
            <text:p>2010-07-25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88">
            <text:p>488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0-07-28T18:30:00">
            <text:p>2010-07-28 18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89">
            <text:p>48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0-07-28T19:30:00">
            <text:p>2010-07-28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90">
            <text:p>49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0-07-30T19:00:00">
            <text:p>2010-07-30 19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91">
            <text:p>49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0-08-01T18:00:00">
            <text:p>2010-08-01 18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92">
            <text:p>49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0-08-01T16:00:00">
            <text:p>2010-08-01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93">
            <text:p>49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0-08-01T16:00:00">
            <text:p>2010-08-01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95">
            <text:p>49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0-08-07T12:00:00">
            <text:p>2010-08-07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99">
            <text:p>499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0-08-08T17:00:00">
            <text:p>2010-08-08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98">
            <text:p>49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0-08-08T14:00:00">
            <text:p>2010-08-08 14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97">
            <text:p>49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0-08-08T13:00:00">
            <text:p>2010-08-08 13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94">
            <text:p>49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0-08-08T17:00:00">
            <text:p>2010-08-08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496">
            <text:p>496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0-08-08T12:00:00">
            <text:p>2010-08-08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00">
            <text:p>50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0-08-12T18:30:00">
            <text:p>2010-08-12 18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01">
            <text:p>50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0-08-13T19:00:00">
            <text:p>2010-08-13 19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02">
            <text:p>50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0-08-15T17:00:00">
            <text:p>2010-08-15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03">
            <text:p>50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0-08-15T11:00:00">
            <text:p>2010-08-15 11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04">
            <text:p>50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0-08-15T16:00:00">
            <text:p>2010-08-15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05">
            <text:p>505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0-08-15T16:00:00">
            <text:p>2010-08-15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06">
            <text:p>50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0-08-18T19:30:00">
            <text:p>2010-08-18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09">
            <text:p>50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0-08-21T12:00:00">
            <text:p>2010-08-21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07">
            <text:p>50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0-08-22T12:00:00">
            <text:p>2010-08-22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08">
            <text:p>50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0-08-22T17:00:00">
            <text:p>2010-08-22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10">
            <text:p>51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0-08-22T13:00:00">
            <text:p>2010-08-22 13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11">
            <text:p>51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0-08-22T12:00:00">
            <text:p>2010-08-22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12">
            <text:p>512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0-08-25T18:30:00">
            <text:p>2010-08-25 18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13">
            <text:p>51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0-08-27T19:00:00">
            <text:p>2010-08-27 19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14">
            <text:p>51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0-08-28T12:00:00">
            <text:p>2010-08-28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15">
            <text:p>515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0-08-29T15:00:00">
            <text:p>2010-08-29 15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16">
            <text:p>51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0-08-29T16:00:00">
            <text:p>2010-08-29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17">
            <text:p>51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0-08-29T19:30:00">
            <text:p>2010-08-29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51">
            <text:p>55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10-08-05T20:30:00">
            <text:p>2010-08-05 20:30:0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8-04 02:06:0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18">
            <text:p>51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0-09-01T19:30:00">
            <text:p>2010-09-01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19">
            <text:p>51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0-09-05T12:00:00">
            <text:p>2010-09-05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20">
            <text:p>52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0-09-05T17:00:00">
            <text:p>2010-09-05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21">
            <text:p>52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0-09-05T13:00:00">
            <text:p>2010-09-05 13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22">
            <text:p>52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0-09-05T16:00:00">
            <text:p>2010-09-05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23">
            <text:p>523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0-09-05T17:00:00">
            <text:p>2010-09-05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24">
            <text:p>524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0-09-08T18:30:00">
            <text:p>2010-09-08 18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25">
            <text:p>52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0-09-10T19:00:00">
            <text:p>2010-09-10 19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29">
            <text:p>52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0-09-11T17:00:00">
            <text:p>2010-09-11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26">
            <text:p>52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0-09-12T13:00:00">
            <text:p>2010-09-12 13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28">
            <text:p>52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0-09-12T16:00:00">
            <text:p>2010-09-12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27">
            <text:p>52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0-09-12T13:00:00">
            <text:p>2010-09-12 13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32">
            <text:p>53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0-09-15T20:30:00">
            <text:p>2010-09-15 20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30">
            <text:p>53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0-09-15T19:30:00">
            <text:p>2010-09-15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31">
            <text:p>53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0-09-18T12:00:00">
            <text:p>2010-09-18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33">
            <text:p>533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0-09-19T17:00:00">
            <text:p>2010-09-19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34">
            <text:p>53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0-09-19T12:00:00">
            <text:p>2010-09-19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35">
            <text:p>53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0-09-19T16:00:00">
            <text:p>2010-09-19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36">
            <text:p>536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0-09-22T18:30:00">
            <text:p>2010-09-22 18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40">
            <text:p>54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0-09-25T12:00:00">
            <text:p>2010-09-25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37">
            <text:p>53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0-09-26T13:00:00">
            <text:p>2010-09-26 13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38">
            <text:p>53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0-09-26T13:00:00">
            <text:p>2010-09-26 13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39">
            <text:p>53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0-09-26T16:00:00">
            <text:p>2010-09-26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41">
            <text:p>54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0-09-26T17:00:00">
            <text:p>2010-09-26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42">
            <text:p>54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0-09-29T19:30:00">
            <text:p>2010-09-29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43">
            <text:p>54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0-10-01T19:00:00">
            <text:p>2010-10-01 19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44">
            <text:p>544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0-10-03T12:00:00">
            <text:p>2010-10-03 12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45">
            <text:p>545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0-10-03T17:00:00">
            <text:p>2010-10-03 17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1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46">
            <text:p>54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0-10-03T16:00:00">
            <text:p>2010-10-03 16:0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47">
            <text:p>54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0-10-03T19:30:00">
            <text:p>2010-10-03 19:30:0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0-04-07 23:15:2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52">
            <text:p>55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date" office:date-value="2011-02-27T20:00:00">
            <text:p>2011-02-27 20:0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1-03-01 01:36:00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53">
            <text:p>55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1-04-09T17:30:00">
            <text:p>2011-04-09 17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54">
            <text:p>554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1-04-09T19:30:00">
            <text:p>2011-04-09 19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55">
            <text:p>55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1-04-10T11:00:00">
            <text:p>2011-04-10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56">
            <text:p>556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1-04-10T16:30:00">
            <text:p>2011-04-10 16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57">
            <text:p>5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1-04-10T17:00:00">
            <text:p>2011-04-10 17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58">
            <text:p>558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1-04-13T18:30:00">
            <text:p>2011-04-13 18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59">
            <text:p>559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1-04-15T18:30:00">
            <text:p>2011-04-15 18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60">
            <text:p>56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1-04-16T10:00:00">
            <text:p>2011-04-16 10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61">
            <text:p>56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1-04-16T18:00:00">
            <text:p>2011-04-16 18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62">
            <text:p>56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1-04-16T19:30:00">
            <text:p>2011-04-16 19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63">
            <text:p>563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1-04-16T20:00:00">
            <text:p>2011-04-16 20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65">
            <text:p>565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1-04-20T18:30:00">
            <text:p>2011-04-20 18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66">
            <text:p>566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1-04-23T20:15:00">
            <text:p>2011-04-23 20:15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70">
            <text:p>57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1-04-24T17:00:00">
            <text:p>2011-04-24 17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69">
            <text:p>56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1-04-24T16:30:00">
            <text:p>2011-04-24 16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68">
            <text:p>56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1-04-24T11:00:00">
            <text:p>2011-04-24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67">
            <text:p>56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1-04-24T11:00:00">
            <text:p>2011-04-24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71">
            <text:p>571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1-04-30T13:00:00">
            <text:p>2011-04-30 13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72">
            <text:p>57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1-05-01T12:00:00">
            <text:p>2011-05-01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73">
            <text:p>57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1-05-01T13:00:00">
            <text:p>2011-05-01 13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74">
            <text:p>574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1-05-01T14:30:00">
            <text:p>2011-05-01 14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75">
            <text:p>57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1-05-01T15:00:00">
            <text:p>2011-05-01 15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76">
            <text:p>57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1-05-01T16:00:00">
            <text:p>2011-05-01 16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77">
            <text:p>57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1-05-04T18:30:00">
            <text:p>2011-05-04 18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78">
            <text:p>578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1-05-07T12:00:00">
            <text:p>2011-05-07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79">
            <text:p>57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1-05-08T11:00:00">
            <text:p>2011-05-08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80">
            <text:p>58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1-05-08T16:30:00">
            <text:p>2011-05-08 16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81">
            <text:p>58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1-05-08T17:00:00">
            <text:p>2011-05-08 17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82">
            <text:p>582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1-05-12T19:00:00">
            <text:p>2011-05-12 19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83">
            <text:p>583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1-05-14T12:00:00">
            <text:p>2011-05-14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84">
            <text:p>584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1-05-15T12:00:00">
            <text:p>2011-05-15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85">
            <text:p>585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1-05-15T14:30:00">
            <text:p>2011-05-15 14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86">
            <text:p>58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1-05-15T15:00:00">
            <text:p>2011-05-15 15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87">
            <text:p>58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1-05-15T16:00:00">
            <text:p>2011-05-15 16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88">
            <text:p>58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1-05-15T16:30:00">
            <text:p>2011-05-15 16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89">
            <text:p>58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1-05-18T18:30:00">
            <text:p>2011-05-18 18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90">
            <text:p>59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1-05-19T19:00:00">
            <text:p>2011-05-19 19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91">
            <text:p>591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1-05-21T12:00:00">
            <text:p>2011-05-21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92">
            <text:p>59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1-05-22T11:00:00">
            <text:p>2011-05-22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93">
            <text:p>59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1-05-22T13:00:00">
            <text:p>2011-05-22 13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94">
            <text:p>59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1-05-22T17:00:00">
            <text:p>2011-05-22 17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85">
            <text:p>68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1-05-19T19:00:00">
            <text:p>2011-05-19 19:00:00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1-04-15 06:59:55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95">
            <text:p>59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1-05-26T20:00:00">
            <text:p>2011-05-26 20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96">
            <text:p>59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1-05-28T13:30:00">
            <text:p>2011-05-28 13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97">
            <text:p>597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1-05-28T14:00:00">
            <text:p>2011-05-28 14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98">
            <text:p>598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1-05-29T12:00:00">
            <text:p>2011-05-29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99">
            <text:p>59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1-05-29T14:30:00">
            <text:p>2011-05-29 14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00">
            <text:p>600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1-05-29T14:30:00">
            <text:p>2011-05-29 14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01">
            <text:p>601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1-06-01T18:30:00">
            <text:p>2011-06-01 18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02">
            <text:p>602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1-06-04T12:00:00">
            <text:p>2011-06-04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04">
            <text:p>60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1-06-05T15:00:00">
            <text:p>2011-06-05 15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05">
            <text:p>605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1-06-05T16:00:00">
            <text:p>2011-06-05 16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06">
            <text:p>60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1-06-05T17:00:00">
            <text:p>2011-06-05 17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03">
            <text:p>60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1-06-05T11:00:00">
            <text:p>2011-06-05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07">
            <text:p>60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1-06-09T19:00:00">
            <text:p>2011-06-09 19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08">
            <text:p>608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1-06-11T10:30:00">
            <text:p>2011-06-11 10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09">
            <text:p>609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1-06-12T14:30:00">
            <text:p>2011-06-12 14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10">
            <text:p>61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1-06-12T16:00:00">
            <text:p>2011-06-12 16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11">
            <text:p>611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1-06-12T16:30:00">
            <text:p>2011-06-12 16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12">
            <text:p>6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1-06-12T17:00:00">
            <text:p>2011-06-12 17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13">
            <text:p>613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1-06-15T18:30:00">
            <text:p>2011-06-15 18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14">
            <text:p>614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1-06-18T14:00:00">
            <text:p>2011-06-18 14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15">
            <text:p>615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1-06-19T12:00:00">
            <text:p>2011-06-19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16">
            <text:p>61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1-06-19T13:00:00">
            <text:p>2011-06-19 13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17">
            <text:p>61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1-06-19T15:00:00">
            <text:p>2011-06-19 15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18">
            <text:p>61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3">
            <text:p>33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1-06-19T16:00:00">
            <text:p>2011-06-19 16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564">
            <text:p>56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1-07-02T15:00:00">
            <text:p>2011-07-02 15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19">
            <text:p>619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1-07-22T20:30:00">
            <text:p>2011-07-22 20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20">
            <text:p>62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1-07-24T11:00:00">
            <text:p>2011-07-24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21">
            <text:p>62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1-07-24T12:00:00">
            <text:p>2011-07-24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22">
            <text:p>622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1-07-24T13:00:00">
            <text:p>2011-07-24 13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23">
            <text:p>623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1-07-24T14:30:00">
            <text:p>2011-07-24 14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24">
            <text:p>62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1-07-24T15:00:00">
            <text:p>2011-07-24 15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25">
            <text:p>625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1-07-27T18:30:00">
            <text:p>2011-07-27 18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37">
            <text:p>63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1-08-10T18:30:00">
            <text:p>2011-08-10 18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26">
            <text:p>626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1-07-28T19:00:00">
            <text:p>2011-07-28 19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27">
            <text:p>62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1-07-31T11:00:00">
            <text:p>2011-07-31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28">
            <text:p>62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1-07-31T16:00:00">
            <text:p>2011-07-31 16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29">
            <text:p>6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1-07-31T16:00:00">
            <text:p>2011-07-31 16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30">
            <text:p>63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1-07-31T16:30:00">
            <text:p>2011-07-31 16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31">
            <text:p>631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1-08-05T18:15:00">
            <text:p>2011-08-05 18:15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32">
            <text:p>632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1-08-06T12:00:00">
            <text:p>2011-08-06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36">
            <text:p>636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1-08-07T15:00:00">
            <text:p>2011-08-07 15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35">
            <text:p>635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1-08-07T14:30:00">
            <text:p>2011-08-07 14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34">
            <text:p>63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1-08-07T13:00:00">
            <text:p>2011-08-07 13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33">
            <text:p>633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1-08-07T12:00:00">
            <text:p>2011-08-07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86">
            <text:p>686</text:p>
          </table:table-cell>
          <table:table-cell table:style-name="Gnumeric-default" office:value-type="float" office:value="51">
            <text:p>5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1-07-12T18:45:00">
            <text:p>2011-07-12 18:45:00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7-06 01:47:3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38">
            <text:p>638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1-08-11T19:00:00">
            <text:p>2011-08-11 19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39">
            <text:p>639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1-08-13T12:00:00">
            <text:p>2011-08-13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40">
            <text:p>64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1-08-13T14:30:00">
            <text:p>2011-08-13 14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41">
            <text:p>64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1-08-14T11:00:00">
            <text:p>2011-08-14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42">
            <text:p>64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1-08-14T16:30:00">
            <text:p>2011-08-14 16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43">
            <text:p>643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1-08-20T19:00:00">
            <text:p>2011-08-20 19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44">
            <text:p>64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1-08-21T12:00:00">
            <text:p>2011-08-21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45">
            <text:p>645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1-08-21T12:00:00">
            <text:p>2011-08-21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46">
            <text:p>646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1-08-21T13:00:00">
            <text:p>2011-08-21 13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47">
            <text:p>647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1-08-21T14:30:00">
            <text:p>2011-08-21 14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48">
            <text:p>64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1-08-21T15:00:00">
            <text:p>2011-08-21 15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49">
            <text:p>64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1-08-24T18:30:00">
            <text:p>2011-08-24 18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50">
            <text:p>650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1-08-25T19:00:00">
            <text:p>2011-08-25 19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51">
            <text:p>651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1-08-26T20:30:00">
            <text:p>2011-08-26 20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52">
            <text:p>652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1-08-28T11:00:00">
            <text:p>2011-08-28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54">
            <text:p>6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1-08-28T17:00:00">
            <text:p>2011-08-28 17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55">
            <text:p>655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1-09-03T14:00:00">
            <text:p>2011-09-03 14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56">
            <text:p>656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1-09-03T19:30:00">
            <text:p>2011-09-03 19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57">
            <text:p>65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1-09-04T14:00:00">
            <text:p>2011-09-04 14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58">
            <text:p>658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1-09-04T14:30:00">
            <text:p>2011-09-04 14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59">
            <text:p>659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1-09-04T15:00:00">
            <text:p>2011-09-04 15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60">
            <text:p>660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1-09-04T16:30:00">
            <text:p>2011-09-04 16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61">
            <text:p>661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1-09-07T18:30:00">
            <text:p>2011-09-07 18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62">
            <text:p>662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1-09-10T12:00:00">
            <text:p>2011-09-10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63">
            <text:p>663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1-09-11T11:00:00">
            <text:p>2011-09-11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64">
            <text:p>66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1-09-11T13:00:00">
            <text:p>2011-09-11 13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65">
            <text:p>66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1-09-11T15:00:00">
            <text:p>2011-09-11 15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66">
            <text:p>66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1-09-11T17:00:00">
            <text:p>2011-09-11 17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67">
            <text:p>667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1-09-15T18:00:00">
            <text:p>2011-09-15 18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68">
            <text:p>668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1-09-17T12:00:00">
            <text:p>2011-09-17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70">
            <text:p>67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1-09-18T12:00:00">
            <text:p>2011-09-18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71">
            <text:p>671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1-09-18T14:30:00">
            <text:p>2011-09-18 14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72">
            <text:p>672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1-09-18T16:30:00">
            <text:p>2011-09-18 16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69">
            <text:p>66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1-09-18T11:00:00">
            <text:p>2011-09-18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73">
            <text:p>673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1-09-21T18:30:00">
            <text:p>2011-09-21 18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74">
            <text:p>674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1-09-24T12:00:00">
            <text:p>2011-09-24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75">
            <text:p>675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1-09-25T11:00:00">
            <text:p>2011-09-25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76">
            <text:p>676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1-09-25T12:00:00">
            <text:p>2011-09-25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77">
            <text:p>67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1-09-25T13:00:00">
            <text:p>2011-09-25 13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78">
            <text:p>678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1-09-25T15:00:00">
            <text:p>2011-09-25 15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79">
            <text:p>67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1-10-01T12:00:00">
            <text:p>2011-10-01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80">
            <text:p>68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1-10-02T11:00:00">
            <text:p>2011-10-02 11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81">
            <text:p>68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1-10-02T12:00:00">
            <text:p>2011-10-02 12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82">
            <text:p>682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1-10-02T13:00:00">
            <text:p>2011-10-02 13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83">
            <text:p>683</text:p>
          </table:table-cell>
          <table:table-cell table:style-name="Gnumeric-default" office:value-type="float" office:value="27">
            <text:p>27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8">
            <text:p>18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1-10-02T14:00:00">
            <text:p>2011-10-02 14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84">
            <text:p>684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1-10-02T14:30:00">
            <text:p>2011-10-02 14:3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53">
            <text:p>653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1-08-28T13:00:00">
            <text:p>2011-08-28 13:00:00</text:p>
          </table:table-cell>
          <table:table-cell table:style-name="Gnumeric-default" office:value-type="float" office:value="32">
            <text:p>3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1-04-08 21:06:1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87">
            <text:p>687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2-04-07T12:00:00">
            <text:p>2012-04-07 12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88">
            <text:p>68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2-04-08T14:30:00">
            <text:p>2012-04-08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89">
            <text:p>689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2-04-08T15:00:00">
            <text:p>2012-04-08 15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90">
            <text:p>69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2-04-08T17:00:00">
            <text:p>2012-04-08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91">
            <text:p>69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2-04-08T18:00:00">
            <text:p>2012-04-08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92">
            <text:p>692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2-04-08T19:15:00">
            <text:p>2012-04-08 19:15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93">
            <text:p>69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2-04-15T14:30:00">
            <text:p>2012-04-15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94">
            <text:p>69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2-04-15T16:00:00">
            <text:p>2012-04-15 16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95">
            <text:p>69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2-04-15T17:00:00">
            <text:p>2012-04-15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96">
            <text:p>696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2-04-15T18:00:00">
            <text:p>2012-04-15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97">
            <text:p>697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2-04-15T19:15:00">
            <text:p>2012-04-15 19:15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98">
            <text:p>698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2-04-15T19:30:00">
            <text:p>2012-04-15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699">
            <text:p>699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2-04-19T20:00:00">
            <text:p>2012-04-19 2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00">
            <text:p>70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2-04-21T12:00:00">
            <text:p>2012-04-21 12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04">
            <text:p>704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2-04-22T18:00:00">
            <text:p>2012-04-22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03">
            <text:p>70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2-04-22T17:00:00">
            <text:p>2012-04-22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02">
            <text:p>702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2-04-22T15:00:00">
            <text:p>2012-04-22 15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01">
            <text:p>70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2-04-22T14:30:00">
            <text:p>2012-04-22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05">
            <text:p>70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2-04-29T14:30:00">
            <text:p>2012-04-29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06">
            <text:p>70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2-04-29T16:00:00">
            <text:p>2012-04-29 16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07">
            <text:p>70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2-04-29T17:00:00">
            <text:p>2012-04-29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08">
            <text:p>708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2-04-29T18:00:00">
            <text:p>2012-04-29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09">
            <text:p>709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2-04-29T19:15:00">
            <text:p>2012-04-29 19:15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10">
            <text:p>71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2-04-29T19:30:00">
            <text:p>2012-04-29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11">
            <text:p>71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2-05-03T20:00:00">
            <text:p>2012-05-03 2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12">
            <text:p>712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2-05-06T10:00:00">
            <text:p>2012-05-06 1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13">
            <text:p>71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2-05-06T14:30:00">
            <text:p>2012-05-06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14">
            <text:p>714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2-05-06T15:00:00">
            <text:p>2012-05-06 15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15">
            <text:p>7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2-05-06T17:00:00">
            <text:p>2012-05-06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16">
            <text:p>716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2-05-06T18:00:00">
            <text:p>2012-05-06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17">
            <text:p>71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2-05-13T14:30:00">
            <text:p>2012-05-13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18">
            <text:p>718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2-05-13T15:00:00">
            <text:p>2012-05-13 15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19">
            <text:p>71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2-05-13T17:00:00">
            <text:p>2012-05-13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20">
            <text:p>72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2-05-13T18:00:00">
            <text:p>2012-05-13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21">
            <text:p>72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2-05-13T19:15:00">
            <text:p>2012-05-13 19:15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22">
            <text:p>722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2-05-13T19:30:00">
            <text:p>2012-05-13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23">
            <text:p>723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2-05-17T20:00:00">
            <text:p>2012-05-17 2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24">
            <text:p>724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2-05-19T19:30:00">
            <text:p>2012-05-19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25">
            <text:p>72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2-05-20T14:30:00">
            <text:p>2012-05-20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26">
            <text:p>72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2-05-20T16:00:00">
            <text:p>2012-05-20 16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27">
            <text:p>7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2-05-20T17:00:00">
            <text:p>2012-05-20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28">
            <text:p>728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2-05-20T18:00:00">
            <text:p>2012-05-20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29">
            <text:p>72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2-05-27T14:30:00">
            <text:p>2012-05-27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30">
            <text:p>730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2-05-27T15:00:00">
            <text:p>2012-05-27 15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31">
            <text:p>73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2-05-27T17:00:00">
            <text:p>2012-05-27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32">
            <text:p>73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2-05-27T18:00:00">
            <text:p>2012-05-27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33">
            <text:p>73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2-05-27T19:15:00">
            <text:p>2012-05-27 19:15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34">
            <text:p>734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2-05-27T19:30:00">
            <text:p>2012-05-27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20">
            <text:p>820</text:p>
          </table:table-cell>
          <table:table-cell table:style-name="Gnumeric-default" office:value-type="float" office:value="59">
            <text:p>5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2-05-03T18:30:00">
            <text:p>2012-05-03 18:30:00</text:p>
          </table:table-cell>
          <table:table-cell table:style-name="Gnumeric-default" office:value-type="float" office:value="36">
            <text:p>36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4-30 02:34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35">
            <text:p>73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2-05-31T20:00:00">
            <text:p>2012-05-31 2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38">
            <text:p>73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2-06-03T11:00:00">
            <text:p>2012-06-03 11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39">
            <text:p>73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2-06-03T11:00:00">
            <text:p>2012-06-03 11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37">
            <text:p>73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2-06-03T14:00:00">
            <text:p>2012-06-03 14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36">
            <text:p>73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2-06-03T19:00:00">
            <text:p>2012-06-03 19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40">
            <text:p>74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2-06-03T20:00:00">
            <text:p>2012-06-03 2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41">
            <text:p>74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2-06-09T12:00:00">
            <text:p>2012-06-09 12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42">
            <text:p>742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2-06-10T14:00:00">
            <text:p>2012-06-10 14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43">
            <text:p>74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2-06-10T14:00:00">
            <text:p>2012-06-10 14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44">
            <text:p>74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2-06-10T14:30:00">
            <text:p>2012-06-10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45">
            <text:p>74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2-06-10T16:30:00">
            <text:p>2012-06-10 16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46">
            <text:p>74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2-06-10T19:15:00">
            <text:p>2012-06-10 19:15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47">
            <text:p>747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2-06-16T19:30:00">
            <text:p>2012-06-16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48">
            <text:p>74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2-06-17T14:30:00">
            <text:p>2012-06-17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49">
            <text:p>749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2-06-17T15:00:00">
            <text:p>2012-06-17 15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50">
            <text:p>75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2-06-17T16:00:00">
            <text:p>2012-06-17 16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51">
            <text:p>75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2-06-17T17:00:00">
            <text:p>2012-06-17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52">
            <text:p>752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2-06-17T18:00:00">
            <text:p>2012-06-17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53">
            <text:p>753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2-07-26T20:00:00">
            <text:p>2012-07-26 2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54">
            <text:p>75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2-07-29T14:30:00">
            <text:p>2012-07-29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55">
            <text:p>75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2-07-29T16:00:00">
            <text:p>2012-07-29 16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56">
            <text:p>75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2-07-29T17:00:00">
            <text:p>2012-07-29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57">
            <text:p>757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2-07-29T18:00:00">
            <text:p>2012-07-29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58">
            <text:p>758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2-07-29T19:30:00">
            <text:p>2012-07-29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59">
            <text:p>759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2-08-02T20:00:00">
            <text:p>2012-08-02 2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60">
            <text:p>76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2-08-04T12:00:00">
            <text:p>2012-08-04 12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61">
            <text:p>76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2-08-05T14:30:00">
            <text:p>2012-08-05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62">
            <text:p>762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2-08-05T15:00:00">
            <text:p>2012-08-05 15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63">
            <text:p>76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2-08-05T17:00:00">
            <text:p>2012-08-05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64">
            <text:p>764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2-08-05T18:00:00">
            <text:p>2012-08-05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70">
            <text:p>77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2-08-12T19:30:00">
            <text:p>2012-08-12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68">
            <text:p>768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2-08-12T19:15:00">
            <text:p>2012-08-12 19:15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65">
            <text:p>76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2-08-12T14:30:00">
            <text:p>2012-08-12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66">
            <text:p>76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2-08-12T16:00:00">
            <text:p>2012-08-12 16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67">
            <text:p>76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2-08-12T17:00:00">
            <text:p>2012-08-12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71">
            <text:p>77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2-08-16T20:00:00">
            <text:p>2012-08-16 2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72">
            <text:p>772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2-08-18T14:00:00">
            <text:p>2012-08-18 14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73">
            <text:p>77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2-08-19T14:30:00">
            <text:p>2012-08-19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74">
            <text:p>774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2-08-19T15:00:00">
            <text:p>2012-08-19 15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75">
            <text:p>77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2-08-19T17:00:00">
            <text:p>2012-08-19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76">
            <text:p>776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2-08-19T18:00:00">
            <text:p>2012-08-19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77">
            <text:p>77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2-08-26T14:30:00">
            <text:p>2012-08-26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78">
            <text:p>77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2-08-26T16:00:00">
            <text:p>2012-08-26 16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79">
            <text:p>77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2-08-26T17:00:00">
            <text:p>2012-08-26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80">
            <text:p>78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2-08-26T18:00:00">
            <text:p>2012-08-26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81">
            <text:p>781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2-08-26T19:15:00">
            <text:p>2012-08-26 19:15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82">
            <text:p>782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2-08-26T19:30:00">
            <text:p>2012-08-26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83">
            <text:p>783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2-08-30T20:00:00">
            <text:p>2012-08-30 2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84">
            <text:p>784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2-09-02T10:00:00">
            <text:p>2012-09-02 1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85">
            <text:p>78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2-09-02T14:30:00">
            <text:p>2012-09-02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86">
            <text:p>78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2-09-02T16:00:00">
            <text:p>2012-09-02 16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87">
            <text:p>78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2-09-02T17:00:00">
            <text:p>2012-09-02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88">
            <text:p>788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2-09-02T18:00:00">
            <text:p>2012-09-02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89">
            <text:p>78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2-09-09T14:30:00">
            <text:p>2012-09-09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90">
            <text:p>790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2-09-09T15:00:00">
            <text:p>2012-09-09 15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91">
            <text:p>79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2-09-09T17:00:00">
            <text:p>2012-09-09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92">
            <text:p>79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2-09-09T18:00:00">
            <text:p>2012-09-09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93">
            <text:p>79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2-09-09T19:15:00">
            <text:p>2012-09-09 19:15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94">
            <text:p>794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2-09-09T19:30:00">
            <text:p>2012-09-09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95">
            <text:p>79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2-09-13T20:00:00">
            <text:p>2012-09-13 2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96">
            <text:p>79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2-09-15T19:30:00">
            <text:p>2012-09-15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97">
            <text:p>79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2-09-16T14:30:00">
            <text:p>2012-09-16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98">
            <text:p>79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2-09-16T16:00:00">
            <text:p>2012-09-16 16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99">
            <text:p>79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2-09-16T17:00:00">
            <text:p>2012-09-16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00">
            <text:p>800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2-09-16T18:00:00">
            <text:p>2012-09-16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04">
            <text:p>804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2-09-23T18:00:00">
            <text:p>2012-09-23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05">
            <text:p>80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2-09-23T19:15:00">
            <text:p>2012-09-23 19:15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06">
            <text:p>806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2-09-23T19:30:00">
            <text:p>2012-09-23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03">
            <text:p>80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2-09-23T17:00:00">
            <text:p>2012-09-23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02">
            <text:p>80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2-09-23T14:30:00">
            <text:p>2012-09-23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01">
            <text:p>801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2-09-23T12:00:00">
            <text:p>2012-09-23 12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07">
            <text:p>807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2-09-27T20:00:00">
            <text:p>2012-09-27 2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08">
            <text:p>808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2-09-30T10:00:00">
            <text:p>2012-09-30 10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09">
            <text:p>80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2-09-30T14:30:00">
            <text:p>2012-09-30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10">
            <text:p>81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2-09-30T16:00:00">
            <text:p>2012-09-30 16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11">
            <text:p>81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2-09-30T17:00:00">
            <text:p>2012-09-30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12">
            <text:p>812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2-09-30T18:00:00">
            <text:p>2012-09-30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13">
            <text:p>81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2-10-07T14:30:00">
            <text:p>2012-10-07 14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14">
            <text:p>814</text:p>
          </table:table-cell>
          <table:table-cell table:style-name="Gnumeric-default" office:value-type="float" office:value="53">
            <text:p>5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2-10-07T15:00:00">
            <text:p>2012-10-07 15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15">
            <text:p>8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2-10-07T17:00:00">
            <text:p>2012-10-07 17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16">
            <text:p>816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2-10-07T18:00:00">
            <text:p>2012-10-07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17">
            <text:p>817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2-10-07T19:15:00">
            <text:p>2012-10-07 19:15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18">
            <text:p>818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2-10-07T19:30:00">
            <text:p>2012-10-07 19:3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769">
            <text:p>769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2-08-12T18:00:00">
            <text:p>2012-08-12 18:00:0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2-03-15 16:51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21">
            <text:p>8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2-07-11T18:45:00">
            <text:p>2012-07-11 18:45:00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11-08 14:56:05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22">
            <text:p>82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3-04-12T20:30:00">
            <text:p>2013-04-12 20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23">
            <text:p>8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3-04-14T17:00:00">
            <text:p>2013-04-14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24">
            <text:p>82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3-04-14T17:00:00">
            <text:p>2013-04-14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25">
            <text:p>82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3-04-14T19:00:00">
            <text:p>2013-04-14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26">
            <text:p>82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3-04-14T20:00:00">
            <text:p>2013-04-14 20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27">
            <text:p>82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3-04-19T19:30:00">
            <text:p>2013-04-19 19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28">
            <text:p>828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3-04-20T14:30:00">
            <text:p>2013-04-20 14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29">
            <text:p>829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3-04-21T14:00:00">
            <text:p>2013-04-21 14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30">
            <text:p>83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3-04-21T14:30:00">
            <text:p>2013-04-21 14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31">
            <text:p>83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3-04-21T19:00:00">
            <text:p>2013-04-21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32">
            <text:p>83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3-04-26T19:00:00">
            <text:p>2013-04-26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33">
            <text:p>833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3-04-26T20:30:00">
            <text:p>2013-04-26 20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34">
            <text:p>83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3-04-28T17:00:00">
            <text:p>2013-04-28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35">
            <text:p>83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3-04-28T19:00:00">
            <text:p>2013-04-28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36">
            <text:p>83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3-04-28T20:00:00">
            <text:p>2013-04-28 20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37">
            <text:p>83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3-05-03T19:30:00">
            <text:p>2013-05-03 19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38">
            <text:p>838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3-05-04T15:30:00">
            <text:p>2013-05-04 15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39">
            <text:p>83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3-05-03T20:30:00">
            <text:p>2013-05-03 20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40">
            <text:p>84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3-05-05T14:00:00">
            <text:p>2013-05-05 14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41">
            <text:p>84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3-05-05T15:30:00">
            <text:p>2013-05-05 15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42">
            <text:p>84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3-05-10T19:00:00">
            <text:p>2013-05-10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43">
            <text:p>84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3-05-12T17:00:00">
            <text:p>2013-05-12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44">
            <text:p>844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3-05-12T18:00:00">
            <text:p>2013-05-12 18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45">
            <text:p>84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3-05-12T19:00:00">
            <text:p>2013-05-12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46">
            <text:p>84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3-05-12T20:00:00">
            <text:p>2013-05-12 20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47">
            <text:p>84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3-05-17T19:30:00">
            <text:p>2013-05-17 19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48">
            <text:p>848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3-05-17T20:30:00">
            <text:p>2013-05-17 20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49">
            <text:p>849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3-05-19T10:00:00">
            <text:p>2013-05-19 10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50">
            <text:p>85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3-05-19T17:00:00">
            <text:p>2013-05-19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51">
            <text:p>85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3-05-19T14:00:00">
            <text:p>2013-05-19 14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52">
            <text:p>85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3-05-24T19:00:00">
            <text:p>2013-05-24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53">
            <text:p>85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3-05-26T11:00:00">
            <text:p>2013-05-26 11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54">
            <text:p>85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3-05-26T16:00:00">
            <text:p>2013-05-26 16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55">
            <text:p>85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3-05-26T18:00:00">
            <text:p>2013-05-26 18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56">
            <text:p>856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3-05-26T19:00:00">
            <text:p>2013-05-26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57">
            <text:p>857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3-05-31T20:30:00">
            <text:p>2013-05-31 20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58">
            <text:p>858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3-06-01T10:00:00">
            <text:p>2013-06-01 10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59">
            <text:p>85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3-06-02T19:00:00">
            <text:p>2013-06-02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60">
            <text:p>86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3-06-02T17:00:00">
            <text:p>2013-06-02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61">
            <text:p>86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3-06-02T20:00:00">
            <text:p>2013-06-02 20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62">
            <text:p>86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3-06-07T19:00:00">
            <text:p>2013-06-07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63">
            <text:p>863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3-06-07T19:30:00">
            <text:p>2013-06-07 19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64">
            <text:p>86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3-06-09T12:00:00">
            <text:p>2013-06-09 12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65">
            <text:p>86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3-06-09T17:00:00">
            <text:p>2013-06-09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66">
            <text:p>866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3-06-09T18:00:00">
            <text:p>2013-06-09 18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67">
            <text:p>867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3-06-14T20:30:00">
            <text:p>2013-06-14 20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68">
            <text:p>86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3-06-16T14:00:00">
            <text:p>2013-06-16 14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69">
            <text:p>8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3-06-16T14:30:00">
            <text:p>2013-06-16 14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70">
            <text:p>87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3-06-16T16:30:00">
            <text:p>2013-06-16 16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71">
            <text:p>87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3-06-16T19:00:00">
            <text:p>2013-06-16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72">
            <text:p>87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3-07-26T19:00:00">
            <text:p>2013-07-26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73">
            <text:p>873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3-07-26T19:30:00">
            <text:p>2013-07-26 19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74">
            <text:p>874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3-07-26T20:30:00">
            <text:p>2013-07-26 20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75">
            <text:p>875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3-07-27T13:00:00">
            <text:p>2013-07-27 13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76">
            <text:p>876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3-07-28T19:00:00">
            <text:p>2013-07-28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77">
            <text:p>87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3-08-02T19:00:00">
            <text:p>2013-08-02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78">
            <text:p>878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3-08-02T19:30:00">
            <text:p>2013-08-02 19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79">
            <text:p>879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3-08-04T17:00:00">
            <text:p>2013-08-04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80">
            <text:p>88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3-08-04T14:30:00">
            <text:p>2013-08-04 14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81">
            <text:p>88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3-08-04T18:00:00">
            <text:p>2013-08-04 18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82">
            <text:p>88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3-08-09T20:30:00">
            <text:p>2013-08-09 20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83">
            <text:p>88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3-08-11T16:00:00">
            <text:p>2013-08-11 16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84">
            <text:p>88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3-08-11T17:00:00">
            <text:p>2013-08-11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85">
            <text:p>88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3-08-11T19:00:00">
            <text:p>2013-08-11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86">
            <text:p>88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3-08-11T20:00:00">
            <text:p>2013-08-11 20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87">
            <text:p>88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3-08-16T19:30:00">
            <text:p>2013-08-16 19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88">
            <text:p>888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3-08-17T13:00:00">
            <text:p>2013-08-17 13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89">
            <text:p>88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3-08-18T12:00:00">
            <text:p>2013-08-18 12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90">
            <text:p>89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3-08-18T14:00:00">
            <text:p>2013-08-18 14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91">
            <text:p>89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3-08-18T18:00:00">
            <text:p>2013-08-18 18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92">
            <text:p>89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3-08-23T19:00:00">
            <text:p>2013-08-23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93">
            <text:p>893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3-08-23T20:30:00">
            <text:p>2013-08-23 20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94">
            <text:p>89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3-08-25T17:00:00">
            <text:p>2013-08-25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95">
            <text:p>89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3-08-25T19:00:00">
            <text:p>2013-08-25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96">
            <text:p>89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3-08-25T20:00:00">
            <text:p>2013-08-25 20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97">
            <text:p>89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3-08-30T19:30:00">
            <text:p>2013-08-30 19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98">
            <text:p>898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3-08-31T13:00:00">
            <text:p>2013-08-31 13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99">
            <text:p>899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3-08-31T14:00:00">
            <text:p>2013-08-31 14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00">
            <text:p>9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3-09-01T17:00:00">
            <text:p>2013-09-01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01">
            <text:p>90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3-09-01T14:30:00">
            <text:p>2013-09-01 14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02">
            <text:p>90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3-09-07T12:00:00">
            <text:p>2013-09-07 12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03">
            <text:p>90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3-09-08T17:00:00">
            <text:p>2013-09-08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04">
            <text:p>904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3-09-08T18:00:00">
            <text:p>2013-09-08 18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05">
            <text:p>905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3-09-08T19:00:00">
            <text:p>2013-09-08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06">
            <text:p>906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3-09-08T20:00:00">
            <text:p>2013-09-08 20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07">
            <text:p>907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3-09-13T19:30:00">
            <text:p>2013-09-13 19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08">
            <text:p>908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3-09-13T20:30:00">
            <text:p>2013-09-13 20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09">
            <text:p>909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3-09-14T13:00:00">
            <text:p>2013-09-14 13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10">
            <text:p>9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3-09-15T19:30:00">
            <text:p>2013-09-15 19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11">
            <text:p>91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3-09-15T14:00:00">
            <text:p>2013-09-15 14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7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12">
            <text:p>91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3-09-20T19:00:00">
            <text:p>2013-09-20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13">
            <text:p>91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3-09-22T13:15:00">
            <text:p>2013-09-22 13:15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14">
            <text:p>91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3-09-22T17:15:00">
            <text:p>2013-09-22 17:15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15">
            <text:p>91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3-09-22T18:00:00">
            <text:p>2013-09-22 18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16">
            <text:p>916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3-09-22T19:00:00">
            <text:p>2013-09-22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17">
            <text:p>917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3-09-27T20:30:00">
            <text:p>2013-09-27 20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18">
            <text:p>918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3-09-28T10:00:00">
            <text:p>2013-09-28 10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19">
            <text:p>919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3-09-28T16:30:00">
            <text:p>2013-09-28 16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20">
            <text:p>92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3-09-29T17:00:00">
            <text:p>2013-09-29 17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21">
            <text:p>92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3-09-29T20:00:00">
            <text:p>2013-09-29 20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22">
            <text:p>92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3-10-04T19:00:00">
            <text:p>2013-10-04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23">
            <text:p>923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3-10-04T19:30:00">
            <text:p>2013-10-04 19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24">
            <text:p>92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7">
            <text:p>37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3-10-06T15:00:00">
            <text:p>2013-10-06 15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25">
            <text:p>92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3-10-06T17:15:00">
            <text:p>2013-10-06 17:15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26">
            <text:p>926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3-10-06T18:00:00">
            <text:p>2013-10-06 18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27">
            <text:p>92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1">
            <text:p>61</text:p>
          </table:table-cell>
          <table:table-cell table:style-name="Gnumeric-default" office:value-type="float" office:value="34">
            <text:p>34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3-10-10T18:30:00">
            <text:p>2013-10-10 18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28">
            <text:p>92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62">
            <text:p>6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3-10-13T14:00:00">
            <text:p>2013-10-13 14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29">
            <text:p>92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3-10-13T14:30:00">
            <text:p>2013-10-13 14:3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30">
            <text:p>930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3-10-13T19:00:00">
            <text:p>2013-10-13 19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31">
            <text:p>93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date" office:date-value="2013-10-13T20:00:00">
            <text:p>2013-10-13 20:00:00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3-11-25 16:20:3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32">
            <text:p>93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3-05-09T18:00:00">
            <text:p>2013-05-09 18:00:0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3-11-30 07:54:2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33">
            <text:p>933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8">
            <text:p>38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3-05-29T19:00:00">
            <text:p>2013-05-29 19:00:00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3-11-30 07:57:26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34">
            <text:p>93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3-06-05T18:15:00">
            <text:p>2013-06-05 18:15:0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3-11-30 08:01:55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35">
            <text:p>93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3-04-08T19:00:00">
            <text:p>2013-04-08 19:0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013-11-30 08:08:5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36">
            <text:p>93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4-04-13T17:00:00">
            <text:p>2014-04-13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37">
            <text:p>93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4-04-13T18:30:00">
            <text:p>2014-04-13 18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38">
            <text:p>93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4-04-14T20:45:00">
            <text:p>2014-04-14 20:45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39">
            <text:p>93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4-04-30T20:30:00">
            <text:p>2014-04-30 20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40">
            <text:p>94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4-04-20T14:30:00">
            <text:p>2014-04-20 14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5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41">
            <text:p>94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4-04-20T17:00:00">
            <text:p>2014-04-20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42">
            <text:p>94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4-04-20T17:00:00">
            <text:p>2014-04-20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5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43">
            <text:p>94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4-04-20T19:00:00">
            <text:p>2014-04-20 19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44">
            <text:p>94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4-04-23T20:30:00">
            <text:p>2014-04-23 20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45">
            <text:p>945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4-04-27T14:00:00">
            <text:p>2014-04-27 14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46">
            <text:p>94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4-04-27T17:00:00">
            <text:p>2014-04-27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47">
            <text:p>947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4-04-27T21:00:00">
            <text:p>2014-04-27 21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48">
            <text:p>94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4-05-11T14:30:00">
            <text:p>2014-05-11 14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7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49">
            <text:p>949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4-05-11T17:00:00">
            <text:p>2014-05-11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50">
            <text:p>95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4-05-11T17:00:00">
            <text:p>2014-05-11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51">
            <text:p>95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4-05-11T18:00:00">
            <text:p>2014-05-11 18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52">
            <text:p>95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4-05-18T17:00:00">
            <text:p>2014-05-18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53">
            <text:p>95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4-05-18T17:00:00">
            <text:p>2014-05-18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54">
            <text:p>954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4-05-18T19:00:00">
            <text:p>2014-05-18 19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55">
            <text:p>95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4-05-21T20:30:00">
            <text:p>2014-05-21 20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56">
            <text:p>956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4-05-25T17:00:00">
            <text:p>2014-05-25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57">
            <text:p>95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4-05-25T17:00:00">
            <text:p>2014-05-25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58">
            <text:p>958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4-05-25T18:00:00">
            <text:p>2014-05-25 18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59">
            <text:p>959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4-05-25T18:30:00">
            <text:p>2014-05-25 18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60">
            <text:p>96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4-06-01T14:30:00">
            <text:p>2014-06-01 14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61">
            <text:p>96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4-06-01T17:00:00">
            <text:p>2014-06-01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62">
            <text:p>962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4-06-01T19:00:00">
            <text:p>2014-06-01 19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63">
            <text:p>96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4-06-11T20:30:00">
            <text:p>2014-06-11 20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64">
            <text:p>96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4-06-15T14:30:00">
            <text:p>2014-06-15 14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65">
            <text:p>9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4-06-15T17:00:00">
            <text:p>2014-06-15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66">
            <text:p>966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4-06-15T18:00:00">
            <text:p>2014-06-15 18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67">
            <text:p>967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4-06-15T19:00:00">
            <text:p>2014-06-15 19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68">
            <text:p>968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4-06-08T18:00:00">
            <text:p>2014-06-08 18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69">
            <text:p>969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4-06-18T20:30:00">
            <text:p>2014-06-18 20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70">
            <text:p>97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4-06-18T21:00:00">
            <text:p>2014-06-18 21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7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71">
            <text:p>97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4-06-29T12:00:00">
            <text:p>2014-06-29 12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72">
            <text:p>97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4-07-20T18:00:00">
            <text:p>2014-07-20 18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73">
            <text:p>97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4-07-27T14:30:00">
            <text:p>2014-07-27 14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74">
            <text:p>97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4-07-27T17:00:00">
            <text:p>2014-07-27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75">
            <text:p>97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4-07-27T17:00:00">
            <text:p>2014-07-27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76">
            <text:p>97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4-07-30T20:30:00">
            <text:p>2014-07-30 20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77">
            <text:p>97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4-08-03T17:00:00">
            <text:p>2014-08-03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78">
            <text:p>97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4-08-03T18:30:00">
            <text:p>2014-08-03 18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79">
            <text:p>979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4-08-03T21:00:00">
            <text:p>2014-08-03 21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80">
            <text:p>98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4-08-10T14:30:00">
            <text:p>2014-08-10 14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3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81">
            <text:p>98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4-08-10T16:00:00">
            <text:p>2014-08-10 16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8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82">
            <text:p>98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4-08-10T17:00:00">
            <text:p>2014-08-10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83">
            <text:p>98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4-08-10T17:00:00">
            <text:p>2014-08-10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84">
            <text:p>98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4-08-13T20:30:00">
            <text:p>2014-08-13 20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85">
            <text:p>98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4-08-17T14:30:00">
            <text:p>2014-08-17 14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86">
            <text:p>98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4-08-17T17:00:00">
            <text:p>2014-08-17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87">
            <text:p>987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4-08-17T20:00:00">
            <text:p>2014-08-17 20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88">
            <text:p>98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4-08-21T21:00:00">
            <text:p>2014-08-21 21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89">
            <text:p>989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4-08-24T14:00:00">
            <text:p>2014-08-24 14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90">
            <text:p>99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4-08-24T17:00:00">
            <text:p>2014-08-24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91">
            <text:p>99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4-08-24T17:00:00">
            <text:p>2014-08-24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92">
            <text:p>99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4-08-28T21:00:00">
            <text:p>2014-08-28 21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93">
            <text:p>99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4-08-31T17:00:00">
            <text:p>2014-08-31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94">
            <text:p>99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4-08-31T17:00:00">
            <text:p>2014-08-31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95">
            <text:p>99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4-08-31T18:00:00">
            <text:p>2014-08-31 18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96">
            <text:p>99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4-09-03T20:30:00">
            <text:p>2014-09-03 20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4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97">
            <text:p>99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4-09-07T14:30:00">
            <text:p>2014-09-07 14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98">
            <text:p>99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4-09-07T17:00:00">
            <text:p>2014-09-07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8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999">
            <text:p>999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4-09-07T19:00:00">
            <text:p>2014-09-07 19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00">
            <text:p>100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4-09-14T13:00:00">
            <text:p>2014-09-14 13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01">
            <text:p>100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4-09-14T14:30:00">
            <text:p>2014-09-14 14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02">
            <text:p>100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4-09-14T18:00:00">
            <text:p>2014-09-14 18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5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03">
            <text:p>100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4-09-14T18:00:00">
            <text:p>2014-09-14 18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04">
            <text:p>100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4-09-17T20:30:00">
            <text:p>2014-09-17 20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05">
            <text:p>100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4-09-21T12:00:00">
            <text:p>2014-09-21 12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06">
            <text:p>100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4-09-21T17:00:00">
            <text:p>2014-09-21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07">
            <text:p>1007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4-09-21T19:00:00">
            <text:p>2014-09-21 19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08">
            <text:p>100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4-09-28T14:30:00">
            <text:p>2014-09-28 14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09">
            <text:p>1009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4-09-28T17:00:00">
            <text:p>2014-09-28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10">
            <text:p>10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4-09-28T17:00:00">
            <text:p>2014-09-28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11">
            <text:p>101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4-09-28T18:00:00">
            <text:p>2014-09-28 18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12">
            <text:p>1012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4-10-01T20:30:00">
            <text:p>2014-10-01 20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-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13">
            <text:p>1013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5">
            <text:p>25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4-10-05T17:00:00">
            <text:p>2014-10-05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14">
            <text:p>101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4-10-05T17:00:00">
            <text:p>2014-10-05 17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text:line-break/>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15">
            <text:p>101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4-10-05T17:30:00">
            <text:p>2014-10-05 17:3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20">
            <text:p>1020</text:p>
          </table:table-cell>
          <table:table-cell table:style-name="Gnumeric-default" office:value-type="float" office:value="66">
            <text:p>6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4-05-04T19:15:00">
            <text:p>2014-05-04 19:15:00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4-10-08 16:50:40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22">
            <text:p>1022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4-03-26T20:45:00">
            <text:p>2014-03-26 20:45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4-10-11 05:03:51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23">
            <text:p>10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4-03-11T19:00:00">
            <text:p>2014-03-11 19:0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4-10-11 05:05:42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17">
            <text:p>101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4-10-11T14:00:00">
            <text:p>2014-10-11 14:00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16">
            <text:p>1016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4-10-11T13:45:00">
            <text:p>2014-10-11 13:45:0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4-10-08 13:07:4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24">
            <text:p>102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5-04-15T20:30:00">
            <text:p>2015-04-15 20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25">
            <text:p>102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5-04-18T14:30:00">
            <text:p>2015-04-18 14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26">
            <text:p>102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5-04-19T17:00:00">
            <text:p>2015-04-19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27">
            <text:p>1027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5-04-19T19:30:00">
            <text:p>2015-04-19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28">
            <text:p>102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5-04-22T20:30:00">
            <text:p>2015-04-22 20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29">
            <text:p>102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5-04-26T17:00:00">
            <text:p>2015-04-26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30">
            <text:p>103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5-04-26T19:30:00">
            <text:p>2015-04-26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31">
            <text:p>103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5-04-26T19:30:00">
            <text:p>2015-04-26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32">
            <text:p>103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5-05-03T14:30:00">
            <text:p>2015-05-03 14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33">
            <text:p>1033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5-05-03T16:00:00">
            <text:p>2015-05-03 16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34">
            <text:p>103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5-05-03T17:00:00">
            <text:p>2015-05-03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35">
            <text:p>103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5-05-03T19:30:00">
            <text:p>2015-05-03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36">
            <text:p>103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5-05-06T20:30:00">
            <text:p>2015-05-06 20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37">
            <text:p>103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5-05-10T11:30:00">
            <text:p>2015-05-10 11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38">
            <text:p>103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5-05-10T14:00:00">
            <text:p>2015-05-10 14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0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39">
            <text:p>1039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5-05-10T19:30:00">
            <text:p>2015-05-10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40">
            <text:p>104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5-05-16T14:00:00">
            <text:p>2015-05-16 14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41">
            <text:p>104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5-05-17T14:00:00">
            <text:p>2015-05-17 14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42">
            <text:p>104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5-05-17T16:30:00">
            <text:p>2015-05-17 16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43">
            <text:p>1043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5-05-17T20:30:00">
            <text:p>2015-05-17 20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44">
            <text:p>104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5-05-20T20:30:00">
            <text:p>2015-05-20 20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45">
            <text:p>104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5-05-24T14:30:00">
            <text:p>2015-05-24 14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46">
            <text:p>1046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5-05-24T17:00:00">
            <text:p>2015-05-24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47">
            <text:p>1047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5-05-24T19:30:00">
            <text:p>2015-05-24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48">
            <text:p>1048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5-05-31T16:00:00">
            <text:p>2015-05-31 16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49">
            <text:p>104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5-05-31T17:00:00">
            <text:p>2015-05-31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50">
            <text:p>1050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5-05-31T18:00:00">
            <text:p>2015-05-31 18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51">
            <text:p>105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5-05-31T19:30:00">
            <text:p>2015-05-31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52">
            <text:p>105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5-06-07T16:00:00">
            <text:p>2015-06-07 16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53">
            <text:p>1053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5-06-07T17:00:00">
            <text:p>2015-06-07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54">
            <text:p>1054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5-06-07T18:00:00">
            <text:p>2015-06-07 18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55">
            <text:p>105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5-06-07T19:30:00">
            <text:p>2015-06-07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56">
            <text:p>1056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5-06-12T19:00:00">
            <text:p>2015-06-12 19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57">
            <text:p>1057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5-06-14T12:00:00">
            <text:p>2015-06-14 12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58">
            <text:p>105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5-06-14T14:30:00">
            <text:p>2015-06-14 14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59">
            <text:p>105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5-06-14T16:00:00">
            <text:p>2015-06-14 16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60">
            <text:p>106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5-04-12T19:30:00">
            <text:p>2015-04-12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61">
            <text:p>106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5-06-18T20:30:00">
            <text:p>2015-06-18 20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62">
            <text:p>106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5-06-21T17:00:00">
            <text:p>2015-06-21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63">
            <text:p>1063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5-06-21T18:00:00">
            <text:p>2015-06-21 18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64">
            <text:p>106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5-08-02T16:00:00">
            <text:p>2015-08-02 16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65">
            <text:p>10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5-08-02T17:00:00">
            <text:p>2015-08-02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66">
            <text:p>1066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5-08-02T18:00:00">
            <text:p>2015-08-02 18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67">
            <text:p>1067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5-08-02T19:30:00">
            <text:p>2015-08-02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68">
            <text:p>106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5-08-05T20:30:00">
            <text:p>2015-08-05 20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69">
            <text:p>1069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5-08-09T17:00:00">
            <text:p>2015-08-09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70">
            <text:p>107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5-08-09T19:00:00">
            <text:p>2015-08-09 19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71">
            <text:p>107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5-08-09T19:30:00">
            <text:p>2015-08-09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72">
            <text:p>107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5-08-14T19:30:00">
            <text:p>2015-08-14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73">
            <text:p>1073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5-08-15T14:00:00">
            <text:p>2015-08-15 14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74">
            <text:p>107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5-08-16T17:00:00">
            <text:p>2015-08-16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75">
            <text:p>107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5-08-16T18:00:00">
            <text:p>2015-08-16 18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76">
            <text:p>107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5-06-03T20:30:00">
            <text:p>2015-06-03 20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77">
            <text:p>107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5-08-23T14:30:00">
            <text:p>2015-08-23 14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78">
            <text:p>107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5-08-23T17:00:00">
            <text:p>2015-08-23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79">
            <text:p>1079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5-08-23T19:30:00">
            <text:p>2015-08-23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80">
            <text:p>108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5-08-26T20:30:00">
            <text:p>2015-08-26 20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81">
            <text:p>108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5-08-30T14:30:00">
            <text:p>2015-08-30 14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82">
            <text:p>1082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5-08-30T17:00:00">
            <text:p>2015-08-30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83">
            <text:p>1083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5-08-30T19:30:00">
            <text:p>2015-08-30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84">
            <text:p>1084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5-09-05T13:30:00">
            <text:p>2015-09-05 13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85">
            <text:p>108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5-09-06T15:00:00">
            <text:p>2015-09-06 15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86">
            <text:p>108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5-09-06T17:00:00">
            <text:p>2015-09-06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87">
            <text:p>108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5-09-06T18:00:00">
            <text:p>2015-09-06 18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88">
            <text:p>1088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5-09-09T20:30:00">
            <text:p>2015-09-09 20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89">
            <text:p>108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5-09-13T16:00:00">
            <text:p>2015-09-13 16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90">
            <text:p>1090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5-09-13T17:00:00">
            <text:p>2015-09-13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91">
            <text:p>109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5-09-13T19:30:00">
            <text:p>2015-09-13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92">
            <text:p>1092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5-09-19T14:00:00">
            <text:p>2015-09-19 14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93">
            <text:p>109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5-09-20T17:00:00">
            <text:p>2015-09-20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94">
            <text:p>1094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5-09-20T18:00:00">
            <text:p>2015-09-20 18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95">
            <text:p>1095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5-09-20T19:30:00">
            <text:p>2015-09-20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96">
            <text:p>1096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5-09-23T20:30:00">
            <text:p>2015-09-23 20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97">
            <text:p>1097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5-09-27T16:30:00">
            <text:p>2015-09-27 16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98">
            <text:p>1098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5-09-27T17:00:00">
            <text:p>2015-09-27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99">
            <text:p>1099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9">
            <text:p>19</text:p>
          </table:table-cell>
          <table:table-cell table:style-name="ACE-1" office:value-type="date" office:date-value="2015-09-27T19:30:00">
            <text:p>2015-09-27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00">
            <text:p>110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5-10-04T14:30:00">
            <text:p>2015-10-04 14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01">
            <text:p>1101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5-10-04T16:00:00">
            <text:p>2015-10-04 16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02">
            <text:p>110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5-10-04T17:00:00">
            <text:p>2015-10-04 17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03">
            <text:p>1103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0">
            <text:p>20</text:p>
          </table:table-cell>
          <table:table-cell table:style-name="ACE-1" office:value-type="date" office:date-value="2015-10-04T19:30:00">
            <text:p>2015-10-04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04">
            <text:p>1104</text:p>
          </table:table-cell>
          <table:table-cell table:style-name="Gnumeric-default" office:value-type="float" office:value="23">
            <text:p>23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5-10-07T20:30:00">
            <text:p>2015-10-07 20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05">
            <text:p>110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5-10-10T14:00:00">
            <text:p>2015-10-10 14:0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06">
            <text:p>1106</text:p>
          </table:table-cell>
          <table:table-cell table:style-name="Gnumeric-default" office:value-type="float" office:value="54">
            <text:p>54</text:p>
          </table:table-cell>
          <table:table-cell table:style-name="Gnumeric-default" office:value-type="float" office:value="65">
            <text:p>6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5-10-11T16:30:00">
            <text:p>2015-10-11 16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07">
            <text:p>1107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ACE-1" office:value-type="date" office:date-value="2015-10-11T19:30:00">
            <text:p>2015-10-11 19:30:0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5-10-09 09:31:5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08">
            <text:p>1108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5-05-20T20:30:00">
            <text:p>2015-05-20 20:30:00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08:05:05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09">
            <text:p>1109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5-06-20T14:00:00">
            <text:p>2015-06-20 14:00:00</text:p>
          </table:table-cell>
          <table:table-cell table:style-name="Gnumeric-default" office:value-type="float" office:value="47">
            <text:p>47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08:07:57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10">
            <text:p>1110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6-04-28T19:00:00">
            <text:p>2016-04-28 19:00:00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08:11:0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11">
            <text:p>11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8">
            <text:p>78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6-06-07T19:30:00">
            <text:p>2016-06-07 19:30:0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08:26:44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12">
            <text:p>1112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6-08-03T19:00:00">
            <text:p>2016-08-03 19:00:0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string">
            <text:p>+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6-10-04 08:29:23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13">
            <text:p>111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6-04-10T12:30:00">
            <text:p>2016-04-10 12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14">
            <text:p>1114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6-04-10T14:30:00">
            <text:p>2016-04-10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15">
            <text:p>1115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6-04-10T17:00:00">
            <text:p>2016-04-10 17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16">
            <text:p>11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6-04-10T18:00:00">
            <text:p>2016-04-10 18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17">
            <text:p>1117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ACE-1" office:value-type="date" office:date-value="2016-04-10T19:30:00">
            <text:p>2016-04-10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18">
            <text:p>1118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6-04-15T19:00:00">
            <text:p>2016-04-15 19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7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19">
            <text:p>111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6-04-17T14:30:00">
            <text:p>2016-04-17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20">
            <text:p>112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6-04-17T15:30:00">
            <text:p>2016-04-17 15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21">
            <text:p>11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6-04-17T18:00:00">
            <text:p>2016-04-17 18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22">
            <text:p>1122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ACE-1" office:value-type="date" office:date-value="2016-04-17T20:00:00">
            <text:p>2016-04-17 20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23">
            <text:p>1123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6-04-22T19:30:00">
            <text:p>2016-04-22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24">
            <text:p>112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6-04-23T18:00:00">
            <text:p>2016-04-23 18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25">
            <text:p>1125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6-04-24T14:30:00">
            <text:p>2016-04-24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26">
            <text:p>1126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6-04-24T19:30:00">
            <text:p>2016-04-24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27">
            <text:p>1127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style-name="ACE-1" office:value-type="date" office:date-value="2016-04-25T20:30:00">
            <text:p>2016-04-25 20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28">
            <text:p>112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6-05-01T16:30:00">
            <text:p>2016-05-01 16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29">
            <text:p>1129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6-05-06T19:00:00">
            <text:p>2016-05-06 19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30">
            <text:p>113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6-05-07T14:15:00">
            <text:p>2016-05-07 14:15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31">
            <text:p>1131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6-05-07T18:00:00">
            <text:p>2016-05-07 18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32">
            <text:p>1132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ACE-1" office:value-type="date" office:date-value="2016-05-08T17:00:00">
            <text:p>2016-05-08 17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33">
            <text:p>1133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6-05-13T19:30:00">
            <text:p>2016-05-13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34">
            <text:p>1134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6-05-14T14:30:00">
            <text:p>2016-05-14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35">
            <text:p>113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6-05-14T18:00:00">
            <text:p>2016-05-14 18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36">
            <text:p>1136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6-05-14T20:15:00">
            <text:p>2016-05-14 20:15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37">
            <text:p>1137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style-name="ACE-1" office:value-type="date" office:date-value="2016-05-15T19:30:00">
            <text:p>2016-05-15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38">
            <text:p>11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6-05-19T21:00:00">
            <text:p>2016-05-19 21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9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39">
            <text:p>1139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6-05-20T19:00:00">
            <text:p>2016-05-20 19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40">
            <text:p>114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6-05-21T12:00:00">
            <text:p>2016-05-21 12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41">
            <text:p>114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6-05-21T12:00:00">
            <text:p>2016-05-21 12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42">
            <text:p>1142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">
            <text:p>6</text:p>
          </table:table-cell>
          <table:table-cell table:style-name="ACE-1" office:value-type="date" office:date-value="2016-05-22T17:00:00">
            <text:p>2016-05-22 17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43">
            <text:p>1143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6-05-27T19:30:00">
            <text:p>2016-05-27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44">
            <text:p>1144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6-05-29T12:00:00">
            <text:p>2016-05-29 12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45">
            <text:p>1145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6-05-29T14:00:00">
            <text:p>2016-05-29 14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46">
            <text:p>1146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6-05-29T14:30:00">
            <text:p>2016-05-29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47">
            <text:p>1147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">
            <text:p>7</text:p>
          </table:table-cell>
          <table:table-cell table:style-name="ACE-1" office:value-type="date" office:date-value="2016-05-29T16:30:00">
            <text:p>2016-05-29 16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48">
            <text:p>1148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6-06-05T19:30:00">
            <text:p>2016-06-05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49">
            <text:p>114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6-06-12T14:30:00">
            <text:p>2016-06-12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50">
            <text:p>1150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6-06-12T17:00:00">
            <text:p>2016-06-12 17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51">
            <text:p>115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6-06-12T18:00:00">
            <text:p>2016-06-12 18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52">
            <text:p>115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8">
            <text:p>8</text:p>
          </table:table-cell>
          <table:table-cell table:style-name="ACE-1" office:value-type="date" office:date-value="2016-06-12T18:00:00">
            <text:p>2016-06-12 18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53">
            <text:p>1153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6-06-17T19:00:00">
            <text:p>2016-06-17 19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54">
            <text:p>1154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6-06-17T19:30:00">
            <text:p>2016-06-17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55">
            <text:p>1155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6-06-18T12:00:00">
            <text:p>2016-06-18 12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56">
            <text:p>1156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6-06-18T14:00:00">
            <text:p>2016-06-18 14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57">
            <text:p>1157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ACE-1" office:value-type="date" office:date-value="2016-06-19T19:30:00">
            <text:p>2016-06-19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58">
            <text:p>1158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6-07-27T19:00:00">
            <text:p>2016-07-27 19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59">
            <text:p>1159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6-08-05T19:30:00">
            <text:p>2016-08-05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60">
            <text:p>116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6-08-06T20:00:00">
            <text:p>2016-08-06 20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61">
            <text:p>1161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6-08-07T12:00:00">
            <text:p>2016-08-07 12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62">
            <text:p>116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0">
            <text:p>10</text:p>
          </table:table-cell>
          <table:table-cell table:style-name="ACE-1" office:value-type="date" office:date-value="2016-08-07T14:30:00">
            <text:p>2016-08-07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63">
            <text:p>1163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6-08-12T19:30:00">
            <text:p>2016-08-12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64">
            <text:p>1164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6-08-13T13:30:00">
            <text:p>2016-08-13 13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65">
            <text:p>1165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6-08-14T12:00:00">
            <text:p>2016-08-14 12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66">
            <text:p>1166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6-08-14T14:30:00">
            <text:p>2016-08-14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67">
            <text:p>1167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ACE-1" office:value-type="date" office:date-value="2016-08-14T17:00:00">
            <text:p>2016-08-14 17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68">
            <text:p>1168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6-08-19T19:00:00">
            <text:p>2016-08-19 19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69">
            <text:p>1169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6-08-21T12:00:00">
            <text:p>2016-08-21 12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70">
            <text:p>117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6-08-21T14:30:00">
            <text:p>2016-08-21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71">
            <text:p>117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6-08-21T20:00:00">
            <text:p>2016-08-21 20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72">
            <text:p>11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2">
            <text:p>12</text:p>
          </table:table-cell>
          <table:table-cell table:style-name="ACE-1" office:value-type="date" office:date-value="2016-08-21T20:30:00">
            <text:p>2016-08-21 20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73">
            <text:p>1173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6-08-26T19:30:00">
            <text:p>2016-08-26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74">
            <text:p>1174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6-08-27T14:00:00">
            <text:p>2016-08-27 14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75">
            <text:p>1175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6-08-28T14:30:00">
            <text:p>2016-08-28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76">
            <text:p>11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6-08-28T18:00:00">
            <text:p>2016-08-28 18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77">
            <text:p>1177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ACE-1" office:value-type="date" office:date-value="2016-08-28T19:30:00">
            <text:p>2016-08-28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78">
            <text:p>1178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6-09-09T19:00:00">
            <text:p>2016-09-09 19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79">
            <text:p>1179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6-09-10T12:00:00">
            <text:p>2016-09-10 12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80">
            <text:p>118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6-09-11T14:30:00">
            <text:p>2016-09-11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81">
            <text:p>1181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6-09-11T17:00:00">
            <text:p>2016-09-11 17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82">
            <text:p>118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4">
            <text:p>14</text:p>
          </table:table-cell>
          <table:table-cell table:style-name="ACE-1" office:value-type="date" office:date-value="2016-09-11T18:00:00">
            <text:p>2016-09-11 18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83">
            <text:p>1183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6-09-16T19:30:00">
            <text:p>2016-09-16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84">
            <text:p>1184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6-09-17T20:00:00">
            <text:p>2016-09-17 20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85">
            <text:p>1185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6-09-18T14:30:00">
            <text:p>2016-09-18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86">
            <text:p>1186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6-09-18T15:00:00">
            <text:p>2016-09-18 15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87">
            <text:p>1187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5">
            <text:p>15</text:p>
          </table:table-cell>
          <table:table-cell table:style-name="ACE-1" office:value-type="date" office:date-value="2016-09-18T19:30:00">
            <text:p>2016-09-18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88">
            <text:p>1188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6-09-23T19:00:00">
            <text:p>2016-09-23 19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89">
            <text:p>1189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6-09-24T12:30:00">
            <text:p>2016-09-24 12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90">
            <text:p>1190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6-09-25T14:30:00">
            <text:p>2016-09-25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91">
            <text:p>1191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6-09-25T17:00:00">
            <text:p>2016-09-25 17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92">
            <text:p>119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6">
            <text:p>16</text:p>
          </table:table-cell>
          <table:table-cell table:style-name="ACE-1" office:value-type="date" office:date-value="2016-09-25T17:00:00">
            <text:p>2016-09-25 17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93">
            <text:p>1193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6-09-30T19:30:00">
            <text:p>2016-09-30 19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8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94">
            <text:p>1194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6-10-01T14:00:00">
            <text:p>2016-10-01 14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95">
            <text:p>1195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6-10-02T14:30:00">
            <text:p>2016-10-02 14:3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6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96">
            <text:p>1196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6-10-02T15:00:00">
            <text:p>2016-10-02 15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0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97">
            <text:p>1197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7">
            <text:p>17</text:p>
          </table:table-cell>
          <table:table-cell table:style-name="ACE-1" office:value-type="date" office:date-value="2016-10-02T20:00:00">
            <text:p>2016-10-02 20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02">
            <text:p>120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6-10-09T20:00:00">
            <text:p>2016-10-09 20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01">
            <text:p>1201</text:p>
          </table:table-cell>
          <table:table-cell table:style-name="Gnumeric-default" office:value-type="float" office:value="71">
            <text:p>71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6-10-09T20:00:00">
            <text:p>2016-10-09 20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200">
            <text:p>120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9">
            <text:p>69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6-10-09T18:00:00">
            <text:p>2016-10-09 18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5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99">
            <text:p>1199</text:p>
          </table:table-cell>
          <table:table-cell table:style-name="Gnumeric-default" office:value-type="float" office:value="73">
            <text:p>73</text:p>
          </table:table-cell>
          <table:table-cell table:style-name="Gnumeric-default" office:value-type="float" office:value="72">
            <text:p>7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6-10-09T17:00:00">
            <text:p>2016-10-09 17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198">
            <text:p>119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8">
            <text:p>18</text:p>
          </table:table-cell>
          <table:table-cell table:style-name="ACE-1" office:value-type="date" office:date-value="2016-10-09T17:00:00">
            <text:p>2016-10-09 17:00:0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2016-10-04 11:56:29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1021">
            <text:p>102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7">
            <text:p>6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4-06-08T17:00:00">
            <text:p>2014-06-08 17:00:00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string">
            <text:p>1</text:p>
          </table:table-cell>
          <table:table-cell table:style-name="Gnumeric-default" office:value-type="string">
            <text:p>4</text:p>
          </table:table-cell>
          <table:table-cell table:style-name="Gnumeric-default" office:value-type="string">
            <text:p>2014-10-08 16:51:58</text:p>
          </table:table-cell>
          <table:table-cell table:number-columns-repeated="118" table:style-name="Gnumeric-default"/>
        </table:table-row>
        <table:table-row table:style-name="AROW-0">
          <table:table-cell table:style-name="Gnumeric-default" office:value-type="float" office:value="819">
            <text:p>819</text:p>
          </table:table-cell>
          <table:table-cell table:style-name="Gnumeric-default" office:value-type="float" office:value="57">
            <text:p>5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string">
            <text:p>NULL</text:p>
          </table:table-cell>
          <table:table-cell table:style-name="ACE-1" office:value-type="date" office:date-value="2012-03-24T14:00:00">
            <text:p>2012-03-24 14:00:00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</text:p>
          </table:table-cell>
          <table:table-cell table:style-name="Gnumeric-default" office:value-type="string">
            <text:p>2012-03-19 03:45:27</text:p>
          </table:table-cell>
          <table:table-cell table:number-columns-repeated="118" table:style-name="Gnumeric-default"/>
        </table:table-row>
        <table:table-row table:style-name="AROW-0" table:number-rows-repeated="869">
          <table:table-cell table:number-columns-repeated="128"/>
        </table:table-row>
        <table:named-expressions>
          <table:named-expression table:name="Print_Area" table:expression="of:=#REF!" table:base-cell-address="$'fixtures'.$A$1"/>
          <table:named-expression table:name="Sheet_Title" table:expression="of:=&quot;fixtures&quot;" table:base-cell-address="$'fixtures'.$A$1"/>
        </table:named-expressions>
        <gnm:selections gnm:cursor-col="8" gnm:cursor-row="1">
          <gnm:selection gnm:start-col="8" gnm:start-row="1" gnm:end-col="8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fixed">
      <number:year number:style="long" number:calendar="gregorian"/>
      <number:text>-</number:text>
      <number:month number:possessive-form="false" number:textual="false" number:style="long"/>
      <number:text>-</number:text>
      <number:day number:style="long"/>
      <number:text> </number:text>
      <number:hours number:style="long" gnm:truncate-on-overflow="true"/>
      <number:text>:</number:text>
      <number:minutes number:style="long" gnm:truncate-on-overflow="true"/>
      <number:text>:</number:text>
      <number:seconds number:style="long" number:decimal-places="0" gnm:truncate-on-overflow="true"/>
    </number:dat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fixture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2-20T21:08:14Z</dc:date>
    <meta:creation-date>2017-02-20T13:28:20Z</meta:creation-date>
    <meta:generator>gnumeric/1.12.28</meta:generator>
    <meta:initial-creator>phpMyAdmin 4.0.10.14</meta:initial-creator>
  </office:meta>
</office:document-meta>
</file>